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91b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list-style-name="L40">
      <style:paragraph-properties fo:margin-top="0cm" fo:margin-bottom="0cm" style:contextual-spacing="false"/>
    </style:style>
    <style:style style:name="P45" style:family="paragraph" style:parent-style-name="Text_20_body" style:list-style-name="L41">
      <style:paragraph-properties fo:margin-top="0cm" fo:margin-bottom="0cm" style:contextual-spacing="false"/>
    </style:style>
    <style:style style:name="P46" style:family="paragraph" style:parent-style-name="Text_20_body" style:list-style-name="L42">
      <style:paragraph-properties fo:margin-top="0cm" fo:margin-bottom="0cm" style:contextual-spacing="false"/>
    </style:style>
    <style:style style:name="P47" style:family="paragraph" style:parent-style-name="Text_20_body" style:list-style-name="L43">
      <style:paragraph-properties fo:margin-top="0cm" fo:margin-bottom="0cm" style:contextual-spacing="false"/>
    </style:style>
    <style:style style:name="P48" style:family="paragraph" style:parent-style-name="Text_20_body" style:list-style-name="L44">
      <style:paragraph-properties fo:margin-top="0cm" fo:margin-bottom="0cm" style:contextual-spacing="false"/>
    </style:style>
    <style:style style:name="P49" style:family="paragraph" style:parent-style-name="Text_20_body" style:list-style-name="L45">
      <style:paragraph-properties fo:margin-top="0cm" fo:margin-bottom="0cm" style:contextual-spacing="false"/>
    </style:style>
    <style:style style:name="P50" style:family="paragraph" style:parent-style-name="Text_20_body" style:list-style-name="L46">
      <style:paragraph-properties fo:margin-top="0cm" fo:margin-bottom="0cm" style:contextual-spacing="false"/>
    </style:style>
    <style:style style:name="P51" style:family="paragraph" style:parent-style-name="Text_20_body" style:list-style-name="L47">
      <style:paragraph-properties fo:margin-top="0cm" fo:margin-bottom="0cm" style:contextual-spacing="false"/>
    </style:style>
    <style:style style:name="P52" style:family="paragraph" style:parent-style-name="Text_20_body" style:list-style-name="L48">
      <style:paragraph-properties fo:margin-top="0cm" fo:margin-bottom="0cm" style:contextual-spacing="false"/>
    </style:style>
    <style:style style:name="P53" style:family="paragraph" style:parent-style-name="Text_20_body">
      <style:text-properties officeooo:paragraph-rsid="001691bc"/>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normal"/>
    </style:style>
    <style:style style:name="T8" style:family="text">
      <style:text-properties fo:font-variant="normal" fo:text-transform="none" style:text-position="0% 100%" fo:font-style="normal" style:text-underline-style="none"/>
    </style:style>
    <style:style style:name="T9"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xml:id="list2471614055"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research-questions---feb-2024" text:style-name="Internet_20_link" text:visited-style-name="Visited_20_Internet_20_Link"><text:span text:style-name="Definition">Research Questions - Feb 2024</text:span></text:a></text:p>
            </text:list-item>
            <text:list-item>
              <text:p text:style-name="P5"><text:a xlink:type="simple" xlink:href="#conceptualising-activity-in-this-learning-design" text:style-name="Internet_20_link" text:visited-style-name="Visited_20_Internet_20_Link"><text:span text:style-name="Definition">Conceptualising activity in this learning design</text:span></text:a></text:p>
              <text:list text:style-name="L3">
                <text:list-item>
                  <text:p text:style-name="P6"><text:a xlink:type="simple" xlink:href="#choosing-a-suitable-unit-of-analysis-germ-cell" text:style-name="Internet_20_link" text:visited-style-name="Visited_20_Internet_20_Link"><text:span text:style-name="Definition">Choosing a suitable unit of analysis / germ cell</text:span></text:a></text:p>
                  <text:list text:style-name="L4">
                    <text:list-item>
                      <text:p text:style-name="P7"><text:a xlink:type="simple" xlink:href="#levels-of-abstraction-in-activity-theory" text:style-name="Internet_20_link" text:visited-style-name="Visited_20_Internet_20_Link"><text:span text:style-name="Definition">Levels of Abstraction in Activity Theory</text:span></text:a></text:p>
                    </text:list-item>
                    <text:list-item>
                      <text:p text:style-name="P7"><text:a xlink:type="simple" xlink:href="#choosing-smaller-units-of-analysis" text:style-name="Internet_20_link" text:visited-style-name="Visited_20_Internet_20_Link"><text:span text:style-name="Definition">Choosing smaller units of analysis</text:span></text:a></text:p>
                    </text:list-item>
                  </text:list>
                </text:list-item>
                <text:list-item>
                  <text:p text:style-name="P6"><text:a xlink:type="simple" xlink:href="#analysis-of-activity-system-through-conflicts-and-contradictions-between-elements" text:style-name="Internet_20_link" text:visited-style-name="Visited_20_Internet_20_Link"><text:span text:style-name="Definition">Analysis of activity system through conflicts and contradictions between elements</text:span></text:a></text:p>
                </text:list-item>
                <text:list-item>
                  <text:p text:style-name="P6"><text:a xlink:type="simple" xlink:href="#disambiguating-terminology---conflicts-tensions-contradictions-dilemmas" text:style-name="Internet_20_link" text:visited-style-name="Visited_20_Internet_20_Link"><text:span text:style-name="Definition">Disambiguating terminology - Conflicts, tensions, contradictions, dilemmas</text:span></text:a></text:p>
                </text:list-item>
                <text:list-item>
                  <text:p text:style-name="P6"><text:a xlink:type="simple" xlink:href="#analysis-of-chat-dbr-interventions-over-time" text:style-name="Internet_20_link" text:visited-style-name="Visited_20_Internet_20_Link"><text:span text:style-name="Definition">Analysis of CHAT / DBR interventions over time</text:span></text:a></text:p>
                  <text:list text:style-name="L5">
                    <text:list-item>
                      <text:p text:style-name="P8"><text:a xlink:type="simple" xlink:href="#early-limits-of-dbr-addressed-by-expansive-learning---and-formative-interventions" text:style-name="Internet_20_link" text:visited-style-name="Visited_20_Internet_20_Link"><text:span text:style-name="Definition">Early limits of DBR addressed by expansive learning - and formative interventions</text:span></text:a></text:p>
                    </text:list-item>
                  </text:list>
                </text:list-item>
                <text:list-item>
                  <text:p text:style-name="P6"><text:a xlink:type="simple" xlink:href="#exploring-specific-techniques-of-formative-interventions---make-more-targeted--" text:style-name="Internet_20_link" text:visited-style-name="Visited_20_Internet_20_Link"><text:span text:style-name="Definition">Exploring specific techniques of formative interventions - MAKE MORE TARGETED -</text:span></text:a></text:p>
                </text:list-item>
                <text:list-item>
                  <text:p text:style-name="P6"><text:a xlink:type="simple" xlink:href="#creating-ideocultures-as-designed-systems" text:style-name="Internet_20_link" text:visited-style-name="Visited_20_Internet_20_Link"><text:span text:style-name="Definition">Creating ideocultures as designed systems</text:span></text:a></text:p>
                </text:list-item>
                <text:list-item>
                  <text:p text:style-name="P6"><text:a xlink:type="simple" xlink:href="#rogoffs-three-planes-of-analysis-of-learning-communities" text:style-name="Internet_20_link" text:visited-style-name="Visited_20_Internet_20_Link"><text:span text:style-name="Definition">Rogoff’s three planes of analysis of learning communities</text:span></text:a></text:p>
                  <text:list text:style-name="L6">
                    <text:list-item>
                      <text:p text:style-name="P9"><text:a xlink:type="simple" xlink:href="#communities-of-practice-and-communities-of-learners" text:style-name="Internet_20_link" text:visited-style-name="Visited_20_Internet_20_Link"><text:span text:style-name="Definition">Communities of practice and communities of learners</text:span></text:a></text:p>
                    </text:list-item>
                  </text:list>
                </text:list-item>
                <text:list-item>
                  <text:p text:style-name="P6"><text:a xlink:type="simple" xlink:href="#funds-of-knowledge" text:style-name="Internet_20_link" text:visited-style-name="Visited_20_Internet_20_Link"><text:span text:style-name="Definition">Funds of Knowledge</text:span></text:a></text:p>
                  <text:list text:style-name="L7">
                    <text:list-item>
                      <text:p text:style-name="P10"><text:a xlink:type="simple" xlink:href="#retro-gaming-as-a-fund-of-knowledge" text:style-name="Internet_20_link" text:visited-style-name="Visited_20_Internet_20_Link"><text:span text:style-name="Definition">Retro Gaming as a Fund of knowledge</text:span></text:a></text:p>
                    </text:list-item>
                  </text:list>
                </text:list-item>
              </text:list>
            </text:list-item>
            <text:list-item>
              <text:p text:style-name="P5"><text:a xlink:type="simple" xlink:href="#conceptual-tools-associated-with-agency" text:style-name="Internet_20_link" text:visited-style-name="Visited_20_Internet_20_Link"><text:span text:style-name="Definition">Conceptual tools associated with agency</text:span></text:a></text:p>
              <text:list text:style-name="L8">
                <text:list-item>
                  <text:p text:style-name="P11"><text:a xlink:type="simple" xlink:href="#tads---on-double-stimulation-and-agency" text:style-name="Internet_20_link" text:visited-style-name="Visited_20_Internet_20_Link"><text:span text:style-name="Definition">TADS - On double stimulation and agency</text:span></text:a>stable.</text:p>
                  <text:list text:style-name="L9">
                    <text:list-item>
                      <text:p text:style-name="P12"><text:a xlink:type="simple" xlink:href="#on-affordances-and-anchors" text:style-name="Internet_20_link" text:visited-style-name="Visited_20_Internet_20_Link"><text:span text:style-name="Definition">On affordances and anchors</text:span></text:a></text:p>
                    </text:list-item>
                  </text:list>
                </text:list-item>
              </text:list>
            </text:list-item>
            <text:list-item>
              <text:p text:style-name="P5"><text:a xlink:type="simple" xlink:href="#data-gathering-and-preparation" text:style-name="Internet_20_link" text:visited-style-name="Visited_20_Internet_20_Link"><text:span text:style-name="Definition">Data Gathering and Preparation</text:span></text:a></text:p>
              <text:list text:style-name="L10">
                <text:list-item>
                  <text:p text:style-name="P13"><text:a xlink:type="simple" xlink:href="#aligning-data-gathering-and-analysis-with-socio-cultural-approach" text:style-name="Internet_20_link" text:visited-style-name="Visited_20_Internet_20_Link"><text:span text:style-name="Definition">Aligning data gathering and analysis with socio cultural approach</text:span></text:a></text:p>
                </text:list-item>
                <text:list-item>
                  <text:p text:style-name="P13"><text:a xlink:type="simple" xlink:href="#data-processing" text:style-name="Internet_20_link" text:visited-style-name="Visited_20_Internet_20_Link"><text:span text:style-name="Definition">Data Processing</text:span></text:a></text:p>
                  <text:list text:style-name="L11">
                    <text:list-item>
                      <text:p text:style-name="P14"><text:a xlink:type="simple" xlink:href="#video-processing" text:style-name="Internet_20_link" text:visited-style-name="Visited_20_Internet_20_Link"><text:span text:style-name="Definition">360 Video Processing</text:span></text:a></text:p>
                    </text:list-item>
                    <text:list-item>
                      <text:p text:style-name="P14"><text:a xlink:type="simple" xlink:href="#screen-capture-processing" text:style-name="Internet_20_link" text:visited-style-name="Visited_20_Internet_20_Link"><text:span text:style-name="Definition">Screen Capture Processing</text:span></text:a></text:p>
                    </text:list-item>
                    <text:list-item>
                      <text:p text:style-name="P14"><text:a xlink:type="simple" xlink:href="#learnings-and-recommendations" text:style-name="Internet_20_link" text:visited-style-name="Visited_20_Internet_20_Link"><text:span text:style-name="Definition">Learnings andstable. recommendations</text:span></text:a></text:p>
                    </text:list-item>
                  </text:list>
                </text:list-item>
              </text:list>
            </text:list-item>
            <text:list-item>
              <text:p text:style-name="P5"><text:a xlink:type="simple" xlink:href="#data-analysis-methods-and-justification" text:style-name="Internet_20_link" text:visited-style-name="Visited_20_Internet_20_Link"><text:span text:style-name="Definition">Data analysis methods and justification</text:span></text:a></text:p>
              <text:list text:style-name="L12">
                <text:list-item>
                  <text:p text:style-name="P15"><text:a xlink:type="simple" xlink:href="#interview-data" text:style-name="Internet_20_link" text:visited-style-name="Visited_20_Internet_20_Link"><text:span text:style-name="Definition">Interview data</text:span></text:a></text:p>
                  <text:list text:style-name="L13">
                    <text:list-item>
                      <text:p text:style-name="P16"><text:a xlink:type="simple" xlink:href="#participant-interviews" text:style-name="Internet_20_link" text:visited-style-name="Visited_20_Internet_20_Link"><text:span text:style-name="Definition">Participant interviews</text:span></text:a></text:p>
                    </text:list-item>
                    <text:list-item>
                      <text:p text:style-name="P16"><text:a xlink:type="simple" xlink:href="#limitations-in-interview-data" text:style-name="Internet_20_link" text:visited-style-name="Visited_20_Internet_20_Link"><text:span text:style-name="Definition">Limitations in interview data</text:span></text:a></text:p>
                    </text:list-item>
                  </text:list>
                </text:list-item>
                <text:list-item>
                  <text:p text:style-name="P15"><text:a xlink:type="simple" xlink:href="#other-data" text:style-name="Internet_20_link" text:visited-style-name="Visited_20_Internet_20_Link"><text:span text:style-name="Definition">Other data</text:span></text:a></text:p>
                </text:list-item>
              </text:list>
            </text:list-item>
            <text:list-item>
              <text:p text:style-name="P5"><text:a xlink:type="simple" xlink:href="#analysis-of-video-overview" text:style-name="Internet_20_link" text:visited-style-name="Visited_20_Internet_20_Link"><text:span text:style-name="Definition">Analysis of Video overview</text:span></text:a></text:p>
              <text:list text:style-name="L14">
                <text:list-item>
                  <text:p text:style-name="P17"><text:a xlink:type="simple" xlink:href="#rational-and-approach-of-video-data-analysis" text:style-name="Internet_20_link" text:visited-style-name="Visited_20_Internet_20_Link"><text:span text:style-name="Definition">Rational and approach of video data analysis</text:span></text:a></text:p>
                </text:list-item>
              </text:list>
            </text:list-item>
            <text:list-item>
              <text:p text:style-name="P5"><text:a xlink:type="simple" xlink:href="#detailed-transcription-of-video-sources" text:style-name="Internet_20_link" text:visited-style-name="Visited_20_Internet_20_Link"><text:span text:style-name="Definition">Detailed transcription of video sources</text:span></text:a></text:p>
              <text:list text:style-name="L15">
                <text:list-item>
                  <text:p text:style-name="P18"><text:a xlink:type="simple" xlink:href="#transcriptiondescription-of-data" text:style-name="Internet_20_link" text:visited-style-name="Visited_20_Internet_20_Link"><text:span text:style-name="Definition">Transcription/description of data</text:span></text:a></text:p>
                  <text:list text:style-name="L16">
                    <text:list-item>
                      <text:p text:style-name="P19"><text:a xlink:type="simple" xlink:href="#grades-of-video-data-analysis" text:style-name="Internet_20_link" text:visited-style-name="Visited_20_Internet_20_Link"><text:span text:style-name="Definition">Grades of video data analysis</text:span></text:a></text:p>
                    </text:list-item>
                    <text:list-item>
                      <text:p text:style-name="P19"><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item>
                      <text:p text:style-name="P19"><text:a xlink:type="simple" xlink:href="#incorporating-gesture-and-wider-movement-in-analysis" text:style-name="Internet_20_link" text:visited-style-name="Visited_20_Internet_20_Link"><text:span text:style-name="Definition">Incorporating gesture and wider movement in analysis</text:span></text:a></text:p>
                    </text:list-item>
                    <text:list-item>
                      <text:p text:style-name="P19"><text:a xlink:type="simple" xlink:href="#using-a-3-planes-approach" text:style-name="Internet_20_link" text:visited-style-name="Visited_20_Internet_20_Link"><text:span text:style-name="Definition">Using a 3 Planes Approach</text:span></text:a></text:p>
                    </text:list-item>
                  </text:list>
                </text:list-item>
              </text:list>
            </text:list-item>
            <text:list-item>
              <text:p text:style-name="P5"><text:a xlink:type="simple" xlink:href="#thematic-analysis-of-video-data" text:style-name="Internet_20_link" text:visited-style-name="Visited_20_Internet_20_Link"><text:span text:style-name="Definition">Thematic analysis of video data</text:span></text:a></text:p>
              <text:list text:style-name="L17">
                <text:list-item>
                  <text:p text:style-name="P20"><text:soft-page-break/><text:a xlink:type="simple" xlink:href="#notes-on-underpinning-of-thematic-analysis-of-video-data" text:style-name="Internet_20_link" text:visited-style-name="Visited_20_Internet_20_Link"><text:span text:style-name="Definition">Notes on Underpinning of Thematic Analysis of Video Data</text:span></text:a></text:p>
                  <text:list text:style-name="L18">
                    <text:list-item>
                      <text:p text:style-name="P21"><text:a xlink:type="simple" xlink:href="#what-was-excluded-and-rationale" text:style-name="Internet_20_link" text:visited-style-name="Visited_20_Internet_20_Link"><text:span text:style-name="Definition">What was Excluded and Rationale</text:span></text:a></text:p>
                    </text:list-item>
                    <text:list-item>
                      <text:p text:style-name="P21"><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21"><text:a xlink:type="simple" xlink:href="#coding-design-cycle-stages" text:style-name="Internet_20_link" text:visited-style-name="Visited_20_Internet_20_Link"><text:span text:style-name="Definition">Coding Design Cycle Stages</text:span></text:a></text:p>
                    </text:list-item>
                    <text:list-item>
                      <text:p text:style-name="P21"><text:a xlink:type="simple" xlink:href="#coding-game-design-themes" text:style-name="Internet_20_link" text:visited-style-name="Visited_20_Internet_20_Link"><text:span text:style-name="Definition">Coding Game Design Themes</text:span></text:a></text:p>
                    </text:list-item>
                  </text:list>
                </text:list-item>
                <text:list-item>
                  <text:p text:style-name="P20"><text:a xlink:type="simple" xlink:href="#proposal-coding-impact-on-design-processes-on-learner-agency---boiled-down--" text:style-name="Internet_20_link" text:visited-style-name="Visited_20_Internet_20_Link"><text:span text:style-name="Definition">PROPOSAL Coding impact on design/ processes on learner agency - boiled down -</text:span></text:a></text:p>
                </text:list-item>
                <text:list-item>
                  <text:p text:style-name="P20"><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20"><text:a xlink:type="simple" xlink:href="#analysis-of-activities-based-on-cultural-interpersonal-and-personal-focusing" text:style-name="Internet_20_link" text:visited-style-name="Visited_20_Internet_20_Link"><text:span text:style-name="Definition">Analysis of activities based on Cultural, Interpersonal and Personal focusing</text:span></text:a></text:p>
                </text:list-item>
                <text:list-item>
                  <text:p text:style-name="P20"><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0"><text:a xlink:type="simple" xlink:href="#data-validity---triangulation-of-data" text:style-name="Internet_20_link" text:visited-style-name="Visited_20_Internet_20_Link"><text:span text:style-name="Definition">Data Validity - Triangulation of Data</text:span></text:a></text:p>
                </text:list-item>
                <text:list-item>
                  <text:p text:style-name="P20"><text:a xlink:type="simple" xlink:href="#generalisation-of-results" text:style-name="Internet_20_link" text:visited-style-name="Visited_20_Internet_20_Link"><text:span text:style-name="Definition">Generalisation of Results</text:span></text:a></text:p>
                </text:list-item>
              </text:list>
            </text:list-item>
            <text:list-item>
              <text:p text:style-name="P5"><text:a xlink:type="simple" xlink:href="#research-questions" text:style-name="Internet_20_link" text:visited-style-name="Visited_20_Internet_20_Link"><text:span text:style-name="Definition">Research Questions</text:span></text:a></text:p>
              <text:list text:style-name="L19">
                <text:list-item>
                  <text:p text:style-name="P22"><text:a xlink:type="simple" xlink:href="#how-research-questions-evolved" text:style-name="Internet_20_link" text:visited-style-name="Visited_20_Internet_20_Link"><text:span text:style-name="Definition">How Research Questions Evolved</text:span></text:a></text:p>
                </text:list-item>
                <text:list-item>
                  <text:p text:style-name="P22"><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5"><text:a xlink:type="simple" xlink:href="#discussion-on-methodology" text:style-name="Internet_20_link" text:visited-style-name="Visited_20_Internet_20_Link"><text:span text:style-name="Definition">Discussion on Methodology</text:span></text:a></text:p>
              <text:list text:style-name="L20">
                <text:list-item>
                  <text:p text:style-name="P23"><text:a xlink:type="simple" xlink:href="#discussion" text:style-name="Internet_20_link" text:visited-style-name="Visited_20_Internet_20_Link"><text:span text:style-name="Definition">Discussion</text:span></text:a></text:p>
                </text:list-item>
                <text:list-item>
                  <text:p text:style-name="P23"><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21">
                <text:list-item>
                  <text:p text:style-name="P24"><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item>
                  <text:p text:style-name="P24"><text:a xlink:type="simple" xlink:href="#on-the-details-of-the-design" text:style-name="Internet_20_link" text:visited-style-name="Visited_20_Internet_20_Link"><text:span text:style-name="Definition">On the details of the design</text:span></text:a></text:p>
                  <text:list text:style-name="L22">
                    <text:list-item>
                      <text:p text:style-name="P25"><text:a xlink:type="simple" xlink:href="#p1-exploratory-stage-oct-2017---dec-2018" text:style-name="Internet_20_link" text:visited-style-name="Visited_20_Internet_20_Link"><text:span text:style-name="Definition">P1: Exploratory stage: Oct 2017 - Dec 2018</text:span></text:a></text:p>
                    </text:list-item>
                    <text:list-item>
                      <text:p text:style-name="P25"><text:a xlink:type="simple" xlink:href="#p3-accelerated-game-making-programme-5-weeks-jan---feb-2019" text:style-name="Internet_20_link" text:visited-style-name="Visited_20_Internet_20_Link"><text:span text:style-name="Definition">P3: Accelerated game making programme (5 weeks): Jan - Feb 2019</text:span></text:a></text:p>
                    </text:list-item>
                    <text:list-item>
                      <text:p text:style-name="P25"><text:a xlink:type="simple" xlink:href="#p4-adding-a-process-drama-to-the-game-making-programme-april---may-2019" text:style-name="Internet_20_link" text:visited-style-name="Visited_20_Internet_20_Link"><text:span text:style-name="Definition">P4: Adding a process drama to the game making programme: April - May 2019</text:span></text:a></text:p>
                    </text:list-item>
                  </text:list>
                </text:list-item>
                <text:list-item>
                  <text:p text:style-name="P24"><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 text:style-name="L23">
                    <text:list-item>
                      <text:p text:style-name="P26"><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4"><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5"><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xml:id="list3086661433" text:style-name="L24">
        <text:list-item>
          <text:p text:style-name="P27">What pedagogical tools and processes are available to support novices to overcome barriers to participation in game coding processes?</text:p>
        </text:list-item>
        <text:list-item>
          <text:p text:style-name="P27">How can game design patterns support the development of coding practices with novices?</text:p>
        </text:list-item>
        <text:list-item>
          <text:p text:style-name="P27">How can learners build agency in an evolving community of game makers?</text:p>
        </text:list-item>
      </text:list>
      <text:h text:style-name="Heading_20_2" text:outline-level="2"><text:bookmark-start text:name="conceptualising-activity-in-this-learning-design"/>Conceptualising activity in this learning design<text:bookmark-end text:name="conceptualising-activity-in-this-learning-design"/></text:h>
      <text:p text:style-name="First_20_paragraph"><text:span text:style-name="T1">This section</text:span> examines the use of activity theory to examine the data and help conceptualise the <text:soft-page-break/>learning environment and processes.</text:p>
      <text:p text:style-name="Text_20_body">NOTE - for similar work see <text:reference-mark-start text:name="ZOTERO_ITEM CSL_CITATION {&quot;citationID&quot;:&quot;kuuxfith&quot;,&quot;properties&quot;:{&quot;formattedCitation&quot;:&quot;(Barab, Barnett, Yamagata-Lynch, et al., 2002)&quot;,&quot;plainCitation&quot;:&quot;(Barab, Barnett, Yamagata-Lynch,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SccHSBu2nN"/>(Barab, Barnett, Yamagata-Lynch, et al., 2002)<text:reference-mark-end text:name="ZOTERO_ITEM CSL_CITATION {&quot;citationID&quot;:&quot;kuuxfith&quot;,&quot;properties&quot;:{&quot;formattedCitation&quot;:&quot;(Barab, Barnett, Yamagata-Lynch, et al., 2002)&quot;,&quot;plainCitation&quot;:&quot;(Barab, Barnett, Yamagata-Lynch,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SccHSBu2nN"/></text:p>
      <text:h text:style-name="Heading_20_3" text:outline-level="3"><text:bookmark-start text:name="choosing-a-suitable-unit-of-analysis-germ-cell"/>Choosing a suitable unit of analysis / germ cell<text:bookmark-end text:name="choosing-a-suitable-unit-of-analysis-germ-cell"/></text:h>
      <text:p text:style-name="First_20_paragraph">This process is outlined in chapter 5 - Move some of that here Or drop?</text:p>
      <text:h text:style-name="Heading_20_4" text:outline-level="4"><text:bookmark-start text:name="levels-of-abstraction-in-activity-theory"/>Levels of Abstraction in Activity Theory<text:bookmark-end text:name="levels-of-abstraction-in-activity-theory"/></text:h>
      <text:p text:style-name="First_20_paragraph">The educational activity can be seen as different scopes of activity</text:p>
      <text:list xml:id="list2576676306" text:style-name="L25">
        <text:list-item>
          <text:p text:style-name="P28">wider education</text:p>
        </text:list-item>
        <text:list-item>
          <text:p text:style-name="P28">guided activity</text:p>
        </text:list-item>
        <text:list-item>
          <text:p text:style-name="P28">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Choosing smaller units of analysis<text:bookmark-end text:name="choosing-smaller-units-of-analysis"/></text:h>
      <text:p text:style-name="First_20_paragraph">Blunden makes a pragmatic proposal to use the project as they key unit of activity <text:reference-mark-start text:name="ZOTERO_ITEM CSL_CITATION {&quot;citationID&quot;:&quot;pagduekd&quot;,&quot;properties&quot;:{&quot;formattedCitation&quot;:&quot;(2010, 2014)&quot;,&quot;plainCitation&quot;:&quot;(2010, 2014)&quot;,&quot;noteIndex&quot;:0},&quot;citationItems&quot;:[{&quot;id&quot;:2943,&quot;uris&quot;:[&quot;http://zotero.org/users/1913249/items/FF8IYRGL&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8583,&quot;uris&quot;:[&quot;http://zotero.org/users/1913249/items/66N28Q52&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5eyGLUf8AV"/>(2010, 2014)<text:reference-mark-end text:name="ZOTERO_ITEM CSL_CITATION {&quot;citationID&quot;:&quot;pagduekd&quot;,&quot;properties&quot;:{&quot;formattedCitation&quot;:&quot;(2010, 2014)&quot;,&quot;plainCitation&quot;:&quot;(2010, 2014)&quot;,&quot;noteIndex&quot;:0},&quot;citationItems&quot;:[{&quot;id&quot;:2943,&quot;uris&quot;:[&quot;http://zotero.org/users/1913249/items/FF8IYRGL&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8583,&quot;uris&quot;:[&quot;http://zotero.org/users/1913249/items/66N28Q52&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5eyGLUf8AV"/></text:p>
      <text:p text:style-name="P29">Activity, Actions and Operations</text:p>
      <text:p text:style-name="Text_20_body">Following the terms and concepts used by Leontiev <text:reference-mark-start text:name="ZOTERO_ITEM CSL_CITATION {&quot;citationID&quot;:&quot;zhunukxh&quot;,&quot;properties&quot;:{&quot;formattedCitation&quot;:&quot;(2009)&quot;,&quot;plainCitation&quot;:&quot;(2009)&quot;,&quot;noteIndex&quot;:0},&quot;citationItems&quot;:[{&quot;id&quot;:68,&quot;uris&quot;:[&quot;http://zotero.org/users/1913249/items/K8HTZCVC&quot;,[&quot;http://zotero.org/users/1913249/items/K8HTZCVC&quot;]],&quot;itemData&quot;:{&quot;id&quot;:68,&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Sk3Q6B4eu"/>(2009)<text:reference-mark-end text:name="ZOTERO_ITEM CSL_CITATION {&quot;citationID&quot;:&quot;zhunukxh&quot;,&quot;properties&quot;:{&quot;formattedCitation&quot;:&quot;(2009)&quot;,&quot;plainCitation&quot;:&quot;(2009)&quot;,&quot;noteIndex&quot;:0},&quot;citationItems&quot;:[{&quot;id&quot;:68,&quot;uris&quot;:[&quot;http://zotero.org/users/1913249/items/K8HTZCVC&quot;,[&quot;http://zotero.org/users/1913249/items/K8HTZCVC&quot;]],&quot;itemData&quot;:{&quot;id&quot;:68,&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Sk3Q6B4eu"/>, EXPLAIN IN JUST ENOUGH DETAIL HERE.</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3" text:outline-level="3"><text:bookmark-start text:name="analysis-of-activity-system-through-conflicts-and-contradictions-between-elements"/>Analysis of activity system through conflicts and contradictions between elements<text:bookmark-end text:name="analysis-of-activity-system-through-conflicts-and-contradictions-between-elements"/></text:h>
      <text:p text:style-name="P3">Engestrom <text:reference-mark-start text:name="ZOTERO_ITEM CSL_CITATION {&quot;citationID&quot;:&quot;jbalbgzx&quot;,&quot;properties&quot;:{&quot;formattedCitation&quot;:&quot;(Engestr\\uc0\\u246{}m, 2001)&quot;,&quot;plainCitation&quot;:&quot;(Engeström, 2001)&quot;,&quot;noteIndex&quot;:0},&quot;citationItems&quot;:[{&quot;id&quot;:3348,&quot;uris&quot;:[&quot;http://zotero.org/users/1913249/items/6TMA5YV4&quot;,[&quot;http://zotero.org/users/1913249/items/6TMA5YV4&quot;]],&quot;itemData&quot;:{&quot;id&quot;:3348,&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volume&quot;:&quot;14&quot;,&quot;author&quot;:[{&quot;family&quot;:&quot;Engeström&quot;,&quot;given&quot;:&quot;Yrjö&quot;}],&quot;issued&quot;:{&quot;date-parts&quot;:[[&quot;2001&quot;,2]]},&quot;citation-key&quot;:&quot;engestrom_expansive_2001&quot;},&quot;prefix&quot;:&quot;&quot;,&quot;suffix&quot;:&quot;&quot;}],&quot;schema&quot;:&quot;https://github.com/citation-style-language/schema/raw/master/csl-citation.json&quot;} RND5AgOyu5N3B"/><text:span text:style-name="T9">(Engeström, 2001)</text:span><text:reference-mark-end text:name="ZOTERO_ITEM CSL_CITATION {&quot;citationID&quot;:&quot;jbalbgzx&quot;,&quot;properties&quot;:{&quot;formattedCitation&quot;:&quot;(Engestr\\uc0\\u246{}m, 2001)&quot;,&quot;plainCitation&quot;:&quot;(Engeström, 2001)&quot;,&quot;noteIndex&quot;:0},&quot;citationItems&quot;:[{&quot;id&quot;:3348,&quot;uris&quot;:[&quot;http://zotero.org/users/1913249/items/6TMA5YV4&quot;,[&quot;http://zotero.org/users/1913249/items/6TMA5YV4&quot;]],&quot;itemData&quot;:{&quot;id&quot;:3348,&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volume&quot;:&quot;14&quot;,&quot;author&quot;:[{&quot;family&quot;:&quot;Engeström&quot;,&quot;given&quot;:&quot;Yrjö&quot;}],&quot;issued&quot;:{&quot;date-parts&quot;:[[&quot;2001&quot;,2]]},&quot;citation-key&quot;:&quot;engestrom_expansive_2001&quot;},&quot;prefix&quot;:&quot;&quot;,&quot;suffix&quot;:&quot;&quot;}],&quot;schema&quot;:&quot;https://github.com/citation-style-language/schema/raw/master/csl-citation.json&quot;} RND5AgOyu5N3B"/>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yyshtqjr&quot;,&quot;properties&quot;:{&quot;formattedCitation&quot;:&quot;(Barab, Barnett and Squire, 2002; Barab, Barnett, Yamagata-Lynch, et al., 2002)&quot;,&quot;plainCitation&quot;:&quot;(Barab, Barnett and Squire, 2002; Barab, Barnett, Yamagata-Lynch, et al., 2002)&quot;,&quot;noteIndex&quot;:0},&quot;citationItems&quot;:[{&quot;id&quot;:9228,&quot;uris&quot;:[&quot;http://zotero.org/users/1913249/items/AKJRWVIN&quot;,[&quot;http://zotero.org/users/1913249/items/AKJRWVIN&quot;]],&quot;itemData&quot;:{&quot;id&quot;:9228,&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volume&quot;:&quot;11&quot;,&quot;author&quot;:[{&quot;family&quot;:&quot;Barab&quot;,&quot;given&quot;:&quot;Sasha A.&quot;},{&quot;family&quot;:&quot;Barnett&quot;,&quot;given&quot;:&quot;Michael&quot;},{&quot;family&quot;:&quot;Squire&quot;,&quot;given&quot;:&quot;Kurt&quot;}],&quot;issued&quot;:{&quot;date-parts&quot;:[[&quot;2002&quot;,10]]},&quot;citation-key&quot;:&quot;barab_developing_2002&quot;},&quot;prefix&quot;:&quot;&quot;,&quot;suffix&quot;:&quot;&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aX4NCtLO5Z"/>(Barab, Barnett and Squire, 2002; Barab, Barnett, Yamagata-Lynch, et al., 2002)<text:reference-mark-end text:name="ZOTERO_ITEM CSL_CITATION {&quot;citationID&quot;:&quot;yyshtqjr&quot;,&quot;properties&quot;:{&quot;formattedCitation&quot;:&quot;(Barab, Barnett and Squire, 2002; Barab, Barnett, Yamagata-Lynch, et al., 2002)&quot;,&quot;plainCitation&quot;:&quot;(Barab, Barnett and Squire, 2002; Barab, Barnett, Yamagata-Lynch, et al., 2002)&quot;,&quot;noteIndex&quot;:0},&quot;citationItems&quot;:[{&quot;id&quot;:9228,&quot;uris&quot;:[&quot;http://zotero.org/users/1913249/items/AKJRWVIN&quot;,[&quot;http://zotero.org/users/1913249/items/AKJRWVIN&quot;]],&quot;itemData&quot;:{&quot;id&quot;:9228,&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volume&quot;:&quot;11&quot;,&quot;author&quot;:[{&quot;family&quot;:&quot;Barab&quot;,&quot;given&quot;:&quot;Sasha A.&quot;},{&quot;family&quot;:&quot;Barnett&quot;,&quot;given&quot;:&quot;Michael&quot;},{&quot;family&quot;:&quot;Squire&quot;,&quot;given&quot;:&quot;Kurt&quot;}],&quot;issued&quot;:{&quot;date-parts&quot;:[[&quot;2002&quot;,10]]},&quot;citation-key&quot;:&quot;barab_developing_2002&quot;},&quot;prefix&quot;:&quot;&quot;,&quot;suffix&quot;:&quot;&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aX4NCtLO5Z"/></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text:soft-page-break/>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prwlykvr&quot;,&quot;properties&quot;:{&quot;formattedCitation&quot;:&quot;(Karanasios et al., 2017)&quot;,&quot;plainCitation&quot;:&quot;(Karanasios et al., 2017)&quot;,&quot;noteIndex&quot;:0},&quot;citationItems&quot;:[{&quot;id&quot;:9301,&quot;uris&quot;:[&quot;http://zotero.org/users/1913249/items/W8CS3HXD&quot;,[&quot;http://zotero.org/users/1913249/items/W8CS3HXD&quot;]],&quot;itemData&quot;:{&quot;id&quot;:9301,&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jDu91xVzwQ"/>(Karanasios et al., 2017)<text:reference-mark-end text:name="ZOTERO_ITEM CSL_CITATION {&quot;citationID&quot;:&quot;prwlykvr&quot;,&quot;properties&quot;:{&quot;formattedCitation&quot;:&quot;(Karanasios et al., 2017)&quot;,&quot;plainCitation&quot;:&quot;(Karanasios et al., 2017)&quot;,&quot;noteIndex&quot;:0},&quot;citationItems&quot;:[{&quot;id&quot;:9301,&quot;uris&quot;:[&quot;http://zotero.org/users/1913249/items/W8CS3HXD&quot;,[&quot;http://zotero.org/users/1913249/items/W8CS3HXD&quot;]],&quot;itemData&quot;:{&quot;id&quot;:9301,&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jDu91xVzwQ"/>, this section outlines my interpretation based on the scope of this study.</text:p>
      <text:p text:style-name="P53">While guided by the concept of analysing manifestations of systemic contradictions, <text:reference-mark-start text:name="ZOTERO_ITEM CSL_CITATION {&quot;citationID&quot;:&quot;huhlfeho&quot;,&quot;properties&quot;:{&quot;formattedCitation&quot;:&quot;(Engestr\\uc0\\u246{}m and Sannino, 2011; Cakir et al., 2022)&quot;,&quot;plainCitation&quot;:&quot;(Engeström and Sannino, 2011; Cakir et al., 2022)&quot;,&quot;noteIndex&quot;:0},&quot;citationItems&quot;:[{&quot;id&quot;:9231,&quot;uris&quot;:[&quot;http://zotero.org/users/1913249/items/X2U9WIBR&quot;,[&quot;http://zotero.org/users/1913249/items/X2U9WIBR&quot;]],&quot;itemData&quot;:{&quot;id&quot;:9231,&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volume&quot;:&quot;35&quot;,&quot;author&quot;:[{&quot;family&quot;:&quot;Cakir&quot;,&quot;given&quot;:&quot;Halil Ibrahim&quot;},{&quot;family&quot;:&quot;Bal&quot;,&quot;given&quot;:&quot;Aydin&quot;},{&quot;family&quot;:&quot;Engeström&quot;,&quot;given&quot;:&quot;Yrjö&quot;},{&quot;family&quot;:&quot;Sannino&quot;,&quot;given&quot;:&quot;Annalisa&quot;}],&quot;issued&quot;:{&quot;date-parts&quot;:[[&quot;2022&quot;,8,1]]},&quot;citation-key&quot;:&quot;cakir_contradictions_2022&quot;},&quot;prefix&quot;:&quot;&quot;,&quot;suffix&quot;:&quot;&quot;},{&quot;id&quot;:9247,&quot;uris&quot;:[&quot;http://zotero.org/users/1913249/items/CDEN3SUK&quot;,[&quot;http://zotero.org/users/1913249/items/CDEN3SUK&quot;]],&quot;itemData&quot;:{&quot;id&quot;:924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volume&quot;:&quot;24&quot;,&quot;author&quot;:[{&quot;family&quot;:&quot;Engeström&quot;,&quot;given&quot;:&quot;Yrjö&quot;},{&quot;family&quot;:&quot;Sannino&quot;,&quot;given&quot;:&quot;Annalisa&quot;}],&quot;issued&quot;:{&quot;date-parts&quot;:[[&quot;2011&quot;,1,1]]},&quot;citation-key&quot;:&quot;engestrom_discursive_2011&quot;},&quot;prefix&quot;:&quot;&quot;,&quot;suffix&quot;:&quot;&quot;}],&quot;schema&quot;:&quot;https://github.com/citation-style-language/schema/raw/master/csl-citation.json&quot;} RNDsEJ5B4HJD2"/><text:span text:style-name="T9">(Engeström and Sannino, 2011; Cakir et al., 2022)</text:span><text:reference-mark-end text:name="ZOTERO_ITEM CSL_CITATION {&quot;citationID&quot;:&quot;huhlfeho&quot;,&quot;properties&quot;:{&quot;formattedCitation&quot;:&quot;(Engestr\\uc0\\u246{}m and Sannino, 2011; Cakir et al., 2022)&quot;,&quot;plainCitation&quot;:&quot;(Engeström and Sannino, 2011; Cakir et al., 2022)&quot;,&quot;noteIndex&quot;:0},&quot;citationItems&quot;:[{&quot;id&quot;:9231,&quot;uris&quot;:[&quot;http://zotero.org/users/1913249/items/X2U9WIBR&quot;,[&quot;http://zotero.org/users/1913249/items/X2U9WIBR&quot;]],&quot;itemData&quot;:{&quot;id&quot;:9231,&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volume&quot;:&quot;35&quot;,&quot;author&quot;:[{&quot;family&quot;:&quot;Cakir&quot;,&quot;given&quot;:&quot;Halil Ibrahim&quot;},{&quot;family&quot;:&quot;Bal&quot;,&quot;given&quot;:&quot;Aydin&quot;},{&quot;family&quot;:&quot;Engeström&quot;,&quot;given&quot;:&quot;Yrjö&quot;},{&quot;family&quot;:&quot;Sannino&quot;,&quot;given&quot;:&quot;Annalisa&quot;}],&quot;issued&quot;:{&quot;date-parts&quot;:[[&quot;2022&quot;,8,1]]},&quot;citation-key&quot;:&quot;cakir_contradictions_2022&quot;},&quot;prefix&quot;:&quot;&quot;,&quot;suffix&quot;:&quot;&quot;},{&quot;id&quot;:9247,&quot;uris&quot;:[&quot;http://zotero.org/users/1913249/items/CDEN3SUK&quot;,[&quot;http://zotero.org/users/1913249/items/CDEN3SUK&quot;]],&quot;itemData&quot;:{&quot;id&quot;:924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volume&quot;:&quot;24&quot;,&quot;author&quot;:[{&quot;family&quot;:&quot;Engeström&quot;,&quot;given&quot;:&quot;Yrjö&quot;},{&quot;family&quot;:&quot;Sannino&quot;,&quot;given&quot;:&quot;Annalisa&quot;}],&quot;issued&quot;:{&quot;date-parts&quot;:[[&quot;2011&quot;,1,1]]},&quot;citation-key&quot;:&quot;engestrom_discursive_2011&quot;},&quot;prefix&quot;:&quot;&quot;,&quot;suffix&quot;:&quot;&quot;}],&quot;schema&quot;:&quot;https://github.com/citation-style-language/schema/raw/master/csl-citation.json&quot;} RNDsEJ5B4HJD2"/>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jtjhgpgd&quot;,&quot;properties&quot;:{&quot;formattedCitation&quot;:&quot;(Kamanga and Alexander, 2021)&quot;,&quot;plainCitation&quot;:&quot;(Kamanga and Alexander, 2021)&quot;,&quot;noteIndex&quot;:0},&quot;citationItems&quot;:[{&quot;id&quot;:9302,&quot;uris&quot;:[&quot;http://zotero.org/users/1913249/items/6MWKF6VL&quot;,[&quot;http://zotero.org/users/1913249/items/6MWKF6VL&quot;]],&quot;itemData&quot;:{&quot;id&quot;:9302,&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volume&quot;:&quot;87&quot;,&quot;author&quot;:[{&quot;family&quot;:&quot;Kamanga&quot;,&quot;given&quot;:&quot;Raphael&quot;},{&quot;family&quot;:&quot;Alexander&quot;,&quot;given&quot;:&quot;Patricia M.&quot;}],&quot;issued&quot;:{&quot;date-parts&quot;:[[&quot;2021&quot;]]},&quot;citation-key&quot;:&quot;kamanga_contradictions_2021&quot;},&quot;prefix&quot;:&quot;&quot;,&quot;suffix&quot;:&quot;&quot;}],&quot;schema&quot;:&quot;https://github.com/citation-style-language/schema/raw/master/csl-citation.json&quot;} RNDu2Rd7ulu4i"/>(Kamanga and Alexander, 2021)<text:reference-mark-end text:name="ZOTERO_ITEM CSL_CITATION {&quot;citationID&quot;:&quot;jtjhgpgd&quot;,&quot;properties&quot;:{&quot;formattedCitation&quot;:&quot;(Kamanga and Alexander, 2021)&quot;,&quot;plainCitation&quot;:&quot;(Kamanga and Alexander, 2021)&quot;,&quot;noteIndex&quot;:0},&quot;citationItems&quot;:[{&quot;id&quot;:9302,&quot;uris&quot;:[&quot;http://zotero.org/users/1913249/items/6MWKF6VL&quot;,[&quot;http://zotero.org/users/1913249/items/6MWKF6VL&quot;]],&quot;itemData&quot;:{&quot;id&quot;:9302,&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volume&quot;:&quot;87&quot;,&quot;author&quot;:[{&quot;family&quot;:&quot;Kamanga&quot;,&quot;given&quot;:&quot;Raphael&quot;},{&quot;family&quot;:&quot;Alexander&quot;,&quot;given&quot;:&quot;Patricia M.&quot;}],&quot;issued&quot;:{&quot;date-parts&quot;:[[&quot;2021&quot;]]},&quot;citation-key&quot;:&quot;kamanga_contradictions_2021&quot;},&quot;prefix&quot;:&quot;&quot;,&quot;suffix&quot;:&quot;&quot;}],&quot;schema&quot;:&quot;https://github.com/citation-style-language/schema/raw/master/csl-citation.json&quot;} RNDu2Rd7ulu4i"/>.</text:p>
      <text:p text:style-name="P53">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gutrzqtc&quot;,&quot;properties&quot;:{&quot;formattedCitation&quot;:&quot;(Sannino and Engestr\\uc0\\u246{}m, 2018)&quot;,&quot;plainCitation&quot;:&quot;(Sannino and Engeström, 2018)&quot;,&quot;noteIndex&quot;:0},&quot;citationItems&quot;:[{&quot;id&quot;:151,&quot;uris&quot;:[&quot;http://zotero.org/users/1913249/items/B64B4T44&quot;,[&quot;http://zotero.org/users/1913249/items/B64B4T44&quot;]],&quot;itemData&quot;:{&quot;id&quot;:151,&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volume&quot;:&quot;14&quot;,&quot;author&quot;:[{&quot;family&quot;:&quot;Sannino&quot;,&quot;given&quot;:&quot;A.&quot;},{&quot;family&quot;:&quot;Engeström&quot;,&quot;given&quot;:&quot;Y.&quot;}],&quot;issued&quot;:{&quot;date-parts&quot;:[[&quot;2018&quot;]]},&quot;citation-key&quot;:&quot;sannino_cultural-historical_2018&quot;},&quot;prefix&quot;:&quot;&quot;,&quot;suffix&quot;:&quot;&quot;}],&quot;schema&quot;:&quot;https://github.com/citation-style-language/schema/raw/master/csl-citation.json&quot;} RNDDDM4iWLH1p"/><text:span text:style-name="T9">(Sannino and Engeström, 2018)</text:span><text:reference-mark-end text:name="ZOTERO_ITEM CSL_CITATION {&quot;citationID&quot;:&quot;gutrzqtc&quot;,&quot;properties&quot;:{&quot;formattedCitation&quot;:&quot;(Sannino and Engestr\\uc0\\u246{}m, 2018)&quot;,&quot;plainCitation&quot;:&quot;(Sannino and Engeström, 2018)&quot;,&quot;noteIndex&quot;:0},&quot;citationItems&quot;:[{&quot;id&quot;:151,&quot;uris&quot;:[&quot;http://zotero.org/users/1913249/items/B64B4T44&quot;,[&quot;http://zotero.org/users/1913249/items/B64B4T44&quot;]],&quot;itemData&quot;:{&quot;id&quot;:151,&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volume&quot;:&quot;14&quot;,&quot;author&quot;:[{&quot;family&quot;:&quot;Sannino&quot;,&quot;given&quot;:&quot;A.&quot;},{&quot;family&quot;:&quot;Engeström&quot;,&quot;given&quot;:&quot;Y.&quot;}],&quot;issued&quot;:{&quot;date-parts&quot;:[[&quot;2018&quot;]]},&quot;citation-key&quot;:&quot;sannino_cultural-historical_2018&quot;},&quot;prefix&quot;:&quot;&quot;,&quot;suffix&quot;:&quot;&quot;}],&quot;schema&quot;:&quot;https://github.com/citation-style-language/schema/raw/master/csl-citation.json&quot;} RNDDDM4iWLH1p"/>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citationID&quot;:&quot;ezfxdzbw&quot;,&quot;properties&quot;:{&quot;formattedCitation&quot;:&quot;(1995)&quot;,&quot;plainCitation&quot;:&quot;(1995)&quot;,&quot;noteIndex&quot;:0},&quot;citationItems&quot;:[{&quot;id&quot;:114,&quot;uris&quot;:[&quot;http://zotero.org/users/1913249/items/GD5WYGD3&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NSIlEPRfZw"/>(1995)<text:reference-mark-end text:name="ZOTERO_ITEM CSL_CITATION {&quot;citationID&quot;:&quot;ezfxdzbw&quot;,&quot;properties&quot;:{&quot;formattedCitation&quot;:&quot;(1995)&quot;,&quot;plainCitation&quot;:&quot;(1995)&quot;,&quot;noteIndex&quot;:0},&quot;citationItems&quot;:[{&quot;id&quot;:114,&quot;uris&quot;:[&quot;http://zotero.org/users/1913249/items/GD5WYGD3&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NSIlEPRfZw"/>,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nalysis-of-chat-dbr-interventions-over-time"/>Analysis of CHAT / DBR interventions over time<text:bookmark-end text:name="analysis-of-chat-dbr-interventions-over-time"/></text:h>
      <text:p text:style-name="First_20_paragraph">This section addresses concepts common to DBR, and early inteventions of CHAT.</text:p>
      <text:p text:style-name="Text_20_body">While this is a contested topic, here I do not aim or a full analysis rather a working definition suitable for this study.</text:p>
      <text:p text:style-name="Text_20_body">However, to explore tensions in a nutshell ….</text:p>
      <text:p text:style-name="Text_20_body">Overall process DBR or CHAT or formative interventions - or expansive learning</text:p>
      <text:p text:style-name="Text_20_body"><text:soft-page-break/>Returning to the varied form of DBR / CHAT / Formative , I need to pick a terminology name.</text:p>
      <text:p text:style-name="Text_20_body">Penuel <text:reference-mark-start text:name="ZOTERO_ITEM CSL_CITATION {&quot;citationID&quot;:&quot;oplrcnth&quot;,&quot;properties&quot;:{&quot;formattedCitation&quot;:&quot;(2014)&quot;,&quot;plainCitation&quot;:&quot;(2014)&quot;,&quot;noteIndex&quot;:0},&quot;citationItems&quot;:[{&quot;id&quot;:9238,&quot;uris&quot;:[&quot;http://zotero.org/users/1913249/items/47G7M8HY&quot;,[&quot;http://zotero.org/users/1913249/items/47G7M8HY&quot;]],&quot;itemData&quot;:{&quot;id&quot;:9238,&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volume&quot;:&quot;21&quot;,&quot;author&quot;:[{&quot;family&quot;:&quot;Penuel&quot;,&quot;given&quot;:&quot;William R.&quot;}],&quot;issued&quot;:{&quot;date-parts&quot;:[[&quot;2014&quot;,4,3]]},&quot;citation-key&quot;:&quot;penuel_emerging_2014&quot;},&quot;suppress-author&quot;:true,&quot;prefix&quot;:&quot;&quot;,&quot;suffix&quot;:&quot;&quot;}],&quot;schema&quot;:&quot;https://github.com/citation-style-language/schema/raw/master/csl-citation.json&quot;} RNDyENMXYEHja"/>(2014)<text:reference-mark-end text:name="ZOTERO_ITEM CSL_CITATION {&quot;citationID&quot;:&quot;oplrcnth&quot;,&quot;properties&quot;:{&quot;formattedCitation&quot;:&quot;(2014)&quot;,&quot;plainCitation&quot;:&quot;(2014)&quot;,&quot;noteIndex&quot;:0},&quot;citationItems&quot;:[{&quot;id&quot;:9238,&quot;uris&quot;:[&quot;http://zotero.org/users/1913249/items/47G7M8HY&quot;,[&quot;http://zotero.org/users/1913249/items/47G7M8HY&quot;]],&quot;itemData&quot;:{&quot;id&quot;:9238,&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volume&quot;:&quot;21&quot;,&quot;author&quot;:[{&quot;family&quot;:&quot;Penuel&quot;,&quot;given&quot;:&quot;William R.&quot;}],&quot;issued&quot;:{&quot;date-parts&quot;:[[&quot;2014&quot;,4,3]]},&quot;citation-key&quot;:&quot;penuel_emerging_2014&quot;},&quot;suppress-author&quot;:true,&quot;prefix&quot;:&quot;&quot;,&quot;suffix&quot;:&quot;&quot;}],&quot;schema&quot;:&quot;https://github.com/citation-style-language/schema/raw/master/csl-citation.json&quot;} RNDyENMXYEHja"/> chooses formative interventions as a suitable term, which is valid within CHAT circles.</text:p>
      <text:h text:style-name="Heading_20_4" text:outline-level="4"><text:bookmark-start text:name="early-limits-of-dbr-addressed-by-expansive-learning---and-formative-interventions"/>Early limits of DBR addressed by expansive learning - and formative interventions<text:bookmark-end text:name="early-limits-of-dbr-addressed-by-expansive-learning---and-formative-interventions"/></text:h>
      <text:p text:style-name="First_20_paragraph">Critique of DBR often stems from limits in application. This section addresses some of this critique and introduces additional proposals to remedy early limits. This section identifies broad alignments in direction for CHAT perspective on DBR.</text:p>
      <text:p text:style-name="Text_20_body">A principle of design-based research is that research participants also influence the ongoing design of the research (<text:span text:style-name="T1">???</text:span>; <text:span text:style-name="T1">???</text:span>; <text:span text:style-name="T1">???</text:span>). However in application this varies not a key part of all definitions <text:reference-mark-start text:name="ZOTERO_ITEM CSL_CITATION {&quot;citationID&quot;:&quot;vxcqgqfs&quot;,&quot;properties&quot;:{&quot;formattedCitation&quot;:&quot;(Easterday et al., 2014)&quot;,&quot;plainCitation&quot;:&quot;(Easterday et al., 2014)&quot;,&quot;noteIndex&quot;:0},&quot;citationItems&quot;:[{&quot;id&quot;:8400,&quot;uris&quot;:[&quot;http://zotero.org/users/1913249/items/Q4DDFYFG&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8vx6302bqV"/>(Easterday et al., 2014)<text:reference-mark-end text:name="ZOTERO_ITEM CSL_CITATION {&quot;citationID&quot;:&quot;vxcqgqfs&quot;,&quot;properties&quot;:{&quot;formattedCitation&quot;:&quot;(Easterday et al., 2014)&quot;,&quot;plainCitation&quot;:&quot;(Easterday et al., 2014)&quot;,&quot;noteIndex&quot;:0},&quot;citationItems&quot;:[{&quot;id&quot;:8400,&quot;uris&quot;:[&quot;http://zotero.org/users/1913249/items/Q4DDFYFG&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8vx6302bqV"/>.</text:p>
      <text:p text:style-name="Text_20_body">For example, the context of experiments, particularly viewing the classroom as a controlled environment <text:reference-mark-start text:name="ZOTERO_ITEM CSL_CITATION {&quot;citationID&quot;:&quot;oscmpyli&quot;,&quot;properties&quot;:{&quot;formattedCitation&quot;:&quot;(Cole and Packer, 2016)&quot;,&quot;plainCitation&quot;:&quot;(Cole and Packer, 2016)&quot;,&quot;noteIndex&quot;:0},&quot;citationItems&quot;:[{&quot;id&quot;:9237,&quot;uris&quot;:[&quot;http://zotero.org/users/1913249/items/FYCLWKSL&quot;,[&quot;http://zotero.org/users/1913249/items/FYCLWKSL&quot;]],&quot;itemData&quot;:{&quot;id&quot;:9237,&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uffix&quot;:&quot;&quot;}],&quot;schema&quot;:&quot;https://github.com/citation-style-language/schema/raw/master/csl-citation.json&quot;} RNDQP17gZuVjr"/>(Cole and Packer, 2016)<text:reference-mark-end text:name="ZOTERO_ITEM CSL_CITATION {&quot;citationID&quot;:&quot;oscmpyli&quot;,&quot;properties&quot;:{&quot;formattedCitation&quot;:&quot;(Cole and Packer, 2016)&quot;,&quot;plainCitation&quot;:&quot;(Cole and Packer, 2016)&quot;,&quot;noteIndex&quot;:0},&quot;citationItems&quot;:[{&quot;id&quot;:9237,&quot;uris&quot;:[&quot;http://zotero.org/users/1913249/items/FYCLWKSL&quot;,[&quot;http://zotero.org/users/1913249/items/FYCLWKSL&quot;]],&quot;itemData&quot;:{&quot;id&quot;:9237,&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uffix&quot;:&quot;&quot;}],&quot;schema&quot;:&quot;https://github.com/citation-style-language/schema/raw/master/csl-citation.json&quot;} RNDQP17gZuVjr"/>. In addition, lack of adaptability and mutuality in terms of taking on board the suggested adaptations of learners.</text:p>
      <text:p text:style-name="P53">Engestrom <text:reference-mark-start text:name="ZOTERO_ITEM CSL_CITATION {&quot;citationID&quot;:&quot;hseqbksr&quot;,&quot;properties&quot;:{&quot;formattedCitation&quot;:&quot;(Engestr\\uc0\\u246{}m, 2009)&quot;,&quot;plainCitation&quot;:&quot;(Engeström, 2009)&quot;,&quot;noteIndex&quot;:0},&quot;citationItems&quot;:[{&quot;id&quot;:3248,&quot;uris&quot;:[&quot;http://zotero.org/users/1913249/items/A65ZKZJV&quot;,[&quot;http://zotero.org/users/1913249/items/A65ZKZJV&quot;]],&quot;itemData&quot;:{&quot;id&quot;:3248,&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RzxSxJ266"/><text:span text:style-name="T9">(Engeström, 2009)</text:span><text:reference-mark-end text:name="ZOTERO_ITEM CSL_CITATION {&quot;citationID&quot;:&quot;hseqbksr&quot;,&quot;properties&quot;:{&quot;formattedCitation&quot;:&quot;(Engestr\\uc0\\u246{}m, 2009)&quot;,&quot;plainCitation&quot;:&quot;(Engeström, 2009)&quot;,&quot;noteIndex&quot;:0},&quot;citationItems&quot;:[{&quot;id&quot;:3248,&quot;uris&quot;:[&quot;http://zotero.org/users/1913249/items/A65ZKZJV&quot;,[&quot;http://zotero.org/users/1913249/items/A65ZKZJV&quot;]],&quot;itemData&quot;:{&quot;id&quot;:3248,&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RzxSxJ266"/> proposes a more rigorous examination of the dynamic nature of context with CHAT conceptions of Activity.</text:p>
      <text:p text:style-name="P53">Adaptations including mutual appropriation from Cole’s work <text:reference-mark-start text:name="ZOTERO_ITEM CSL_CITATION {&quot;citationID&quot;:&quot;rqgncgwr&quot;,&quot;properties&quot;:{&quot;formattedCitation&quot;:&quot;(Downing-Wilson et al., 2011)&quot;,&quot;plainCitation&quot;:&quot;(Downing-Wilson et al., 2011)&quot;,&quot;noteIndex&quot;:0},&quot;citationItems&quot;:[{&quot;id&quot;:1138,&quot;uris&quot;:[&quot;http://zotero.org/users/1913249/items/6RKC7CIP&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6iQrQAT6nP"/>(Downing-Wilson et al., 2011)<text:reference-mark-end text:name="ZOTERO_ITEM CSL_CITATION {&quot;citationID&quot;:&quot;rqgncgwr&quot;,&quot;properties&quot;:{&quot;formattedCitation&quot;:&quot;(Downing-Wilson et al., 2011)&quot;,&quot;plainCitation&quot;:&quot;(Downing-Wilson et al., 2011)&quot;,&quot;noteIndex&quot;:0},&quot;citationItems&quot;:[{&quot;id&quot;:1138,&quot;uris&quot;:[&quot;http://zotero.org/users/1913249/items/6RKC7CIP&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6iQrQAT6nP"/> and formative interventions from Engeström’s work <text:reference-mark-start text:name="ZOTERO_ITEM CSL_CITATION {&quot;citationID&quot;:&quot;ezaviely&quot;,&quot;properties&quot;:{&quot;formattedCitation&quot;:&quot;(Engestr\\uc0\\u246{}m, 2011)&quot;,&quot;plainCitation&quot;:&quot;(Engeström, 2011)&quot;,&quot;noteIndex&quot;:0},&quot;citationItems&quot;:[{&quot;id&quot;:1730,&quot;uris&quot;:[&quot;http://zotero.org/users/1913249/items/PGVCDTUB&quot;,[&quot;http://zotero.org/users/1913249/items/PGVCDTUB&quot;]],&quot;itemData&quot;:{&quot;id&quot;:1730,&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volume&quot;:&quot;21&quot;,&quot;author&quot;:[{&quot;family&quot;:&quot;Engeström&quot;,&quot;given&quot;:&quot;Yrjö&quot;}],&quot;issued&quot;:{&quot;date-parts&quot;:[[&quot;2011&quot;,10]]},&quot;citation-key&quot;:&quot;engestrom_design_2011&quot;},&quot;prefix&quot;:&quot;&quot;,&quot;suffix&quot;:&quot;&quot;}],&quot;schema&quot;:&quot;https://github.com/citation-style-language/schema/raw/master/csl-citation.json&quot;} RNDcHQxobbUYY"/><text:span text:style-name="T9">(Engeström, 2011)</text:span><text:reference-mark-end text:name="ZOTERO_ITEM CSL_CITATION {&quot;citationID&quot;:&quot;ezaviely&quot;,&quot;properties&quot;:{&quot;formattedCitation&quot;:&quot;(Engestr\\uc0\\u246{}m, 2011)&quot;,&quot;plainCitation&quot;:&quot;(Engeström, 2011)&quot;,&quot;noteIndex&quot;:0},&quot;citationItems&quot;:[{&quot;id&quot;:1730,&quot;uris&quot;:[&quot;http://zotero.org/users/1913249/items/PGVCDTUB&quot;,[&quot;http://zotero.org/users/1913249/items/PGVCDTUB&quot;]],&quot;itemData&quot;:{&quot;id&quot;:1730,&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volume&quot;:&quot;21&quot;,&quot;author&quot;:[{&quot;family&quot;:&quot;Engeström&quot;,&quot;given&quot;:&quot;Yrjö&quot;}],&quot;issued&quot;:{&quot;date-parts&quot;:[[&quot;2011&quot;,10]]},&quot;citation-key&quot;:&quot;engestrom_design_2011&quot;},&quot;prefix&quot;:&quot;&quot;,&quot;suffix&quot;:&quot;&quot;}],&quot;schema&quot;:&quot;https://github.com/citation-style-language/schema/raw/master/csl-citation.json&quot;} RNDcHQxobbUYY"/></text:p>
      <text:p text:style-name="Text_20_body">Mutual appropriation highlighted the importance that researchers adapt to contextual factors including the practicalities of the setting.</text:p>
      <text:p text:style-name="P53">Later work on DBR applied from a CHAT perspective has addressed limitations in this methodology <text:reference-mark-start text:name="ZOTERO_ITEM CSL_CITATION {&quot;citationID&quot;:&quot;fuohxxwm&quot;,&quot;properties&quot;:{&quot;formattedCitation&quot;:&quot;(O\\uc0\\u8217{}Neill, 2016)&quot;,&quot;plainCitation&quot;:&quot;(O’Neill, 2016)&quot;,&quot;noteIndex&quot;:0},&quot;citationItems&quot;:[{&quot;id&quot;:9241,&quot;uris&quot;:[&quot;http://zotero.org/users/1913249/items/BI3KEAVE&quot;,[&quot;http://zotero.org/users/1913249/items/BI3KEAVE&quot;]],&quot;itemData&quot;:{&quot;id&quot;:9241,&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volume&quot;:&quot;25&quot;,&quot;author&quot;:[{&quot;family&quot;:&quot;O’Neill&quot;,&quot;given&quot;:&quot;D. Kevin&quot;}],&quot;issued&quot;:{&quot;date-parts&quot;:[[&quot;2016&quot;,10,1]]},&quot;citation-key&quot;:&quot;oneill_understanding_2016&quot;},&quot;prefix&quot;:&quot;&quot;,&quot;suffix&quot;:&quot;&quot;}],&quot;schema&quot;:&quot;https://github.com/citation-style-language/schema/raw/master/csl-citation.json&quot;} RNDJSXooGgc08"/><text:span text:style-name="T9">(O’Neill, 2016)</text:span><text:reference-mark-end text:name="ZOTERO_ITEM CSL_CITATION {&quot;citationID&quot;:&quot;fuohxxwm&quot;,&quot;properties&quot;:{&quot;formattedCitation&quot;:&quot;(O\\uc0\\u8217{}Neill, 2016)&quot;,&quot;plainCitation&quot;:&quot;(O’Neill, 2016)&quot;,&quot;noteIndex&quot;:0},&quot;citationItems&quot;:[{&quot;id&quot;:9241,&quot;uris&quot;:[&quot;http://zotero.org/users/1913249/items/BI3KEAVE&quot;,[&quot;http://zotero.org/users/1913249/items/BI3KEAVE&quot;]],&quot;itemData&quot;:{&quot;id&quot;:9241,&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volume&quot;:&quot;25&quot;,&quot;author&quot;:[{&quot;family&quot;:&quot;O’Neill&quot;,&quot;given&quot;:&quot;D. Kevin&quot;}],&quot;issued&quot;:{&quot;date-parts&quot;:[[&quot;2016&quot;,10,1]]},&quot;citation-key&quot;:&quot;oneill_understanding_2016&quot;},&quot;prefix&quot;:&quot;&quot;,&quot;suffix&quot;:&quot;&quot;}],&quot;schema&quot;:&quot;https://github.com/citation-style-language/schema/raw/master/csl-citation.json&quot;} RNDJSXooGgc08"/>.</text:p>
      <text:p text:style-name="Text_20_body">Cakir and colleagues <text:reference-mark-start text:name="ZOTERO_ITEM CSL_CITATION {&quot;citationID&quot;:&quot;rsdpmvse&quot;,&quot;properties&quot;:{&quot;formattedCitation&quot;:&quot;(2022)&quot;,&quot;plainCitation&quot;:&quot;(2022)&quot;,&quot;noteIndex&quot;:0},&quot;citationItems&quot;:[{&quot;id&quot;:9231,&quot;uris&quot;:[&quot;http://zotero.org/users/1913249/items/X2U9WIBR&quot;,[&quot;http://zotero.org/users/1913249/items/X2U9WIBR&quot;]],&quot;itemData&quot;:{&quot;id&quot;:9231,&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volume&quot;:&quot;35&quot;,&quot;author&quot;:[{&quot;family&quot;:&quot;Cakir&quot;,&quot;given&quot;:&quot;Halil Ibrahim&quot;},{&quot;family&quot;:&quot;Bal&quot;,&quot;given&quot;:&quot;Aydin&quot;},{&quot;family&quot;:&quot;Engeström&quot;,&quot;given&quot;:&quot;Yrjö&quot;},{&quot;family&quot;:&quot;Sannino&quot;,&quot;given&quot;:&quot;Annalisa&quot;}],&quot;issued&quot;:{&quot;date-parts&quot;:[[&quot;2022&quot;,8,1]]},&quot;citation-key&quot;:&quot;cakir_contradictions_2022&quot;},&quot;suppress-author&quot;:true,&quot;prefix&quot;:&quot;&quot;,&quot;suffix&quot;:&quot;&quot;}],&quot;schema&quot;:&quot;https://github.com/citation-style-language/schema/raw/master/csl-citation.json&quot;} RNDePPJglXOyn"/>(2022)<text:reference-mark-end text:name="ZOTERO_ITEM CSL_CITATION {&quot;citationID&quot;:&quot;rsdpmvse&quot;,&quot;properties&quot;:{&quot;formattedCitation&quot;:&quot;(2022)&quot;,&quot;plainCitation&quot;:&quot;(2022)&quot;,&quot;noteIndex&quot;:0},&quot;citationItems&quot;:[{&quot;id&quot;:9231,&quot;uris&quot;:[&quot;http://zotero.org/users/1913249/items/X2U9WIBR&quot;,[&quot;http://zotero.org/users/1913249/items/X2U9WIBR&quot;]],&quot;itemData&quot;:{&quot;id&quot;:9231,&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volume&quot;:&quot;35&quot;,&quot;author&quot;:[{&quot;family&quot;:&quot;Cakir&quot;,&quot;given&quot;:&quot;Halil Ibrahim&quot;},{&quot;family&quot;:&quot;Bal&quot;,&quot;given&quot;:&quot;Aydin&quot;},{&quot;family&quot;:&quot;Engeström&quot;,&quot;given&quot;:&quot;Yrjö&quot;},{&quot;family&quot;:&quot;Sannino&quot;,&quot;given&quot;:&quot;Annalisa&quot;}],&quot;issued&quot;:{&quot;date-parts&quot;:[[&quot;2022&quot;,8,1]]},&quot;citation-key&quot;:&quot;cakir_contradictions_2022&quot;},&quot;suppress-author&quot;:true,&quot;prefix&quot;:&quot;&quot;,&quot;suffix&quot;:&quot;&quot;}],&quot;schema&quot;:&quot;https://github.com/citation-style-language/schema/raw/master/csl-citation.json&quot;} RNDePPJglXOyn"/> draw on DBR but also include the wider constellations of activity systems working together on shared project.</text:p>
      <text:p text:style-name="Text_20_body">Rajala and Cole echo limits <text:reference-mark-start text:name="ZOTERO_ITEM CSL_CITATION {&quot;citationID&quot;:&quot;vmikrpgd&quot;,&quot;properties&quot;:{&quot;formattedCitation&quot;:&quot;(Rajala et al., 2023)&quot;,&quot;plainCitation&quot;:&quot;(Rajala et al., 2023)&quot;,&quot;noteIndex&quot;:0},&quot;citationItems&quot;:[{&quot;id&quot;:9229,&quot;uris&quot;:[&quot;http://zotero.org/users/1913249/items/ZHZADF6X&quot;,[&quot;http://zotero.org/users/1913249/items/ZHZADF6X&quot;]],&quot;itemData&quot;:{&quot;id&quot;:9229,&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volume&quot;:&quot;32&quot;,&quot;author&quot;:[{&quot;family&quot;:&quot;Rajala&quot;,&quot;given&quot;:&quot;Antti&quot;},{&quot;family&quot;:&quot;Cole&quot;,&quot;given&quot;:&quot;Michael&quot;},{&quot;family&quot;:&quot;Esteban-Guitart&quot;,&quot;given&quot;:&quot;Moises&quot;}],&quot;issued&quot;:{&quot;date-parts&quot;:[[&quot;2023&quot;,1,1]]},&quot;citation-key&quot;:&quot;rajala_utopian_2023&quot;},&quot;prefix&quot;:&quot;&quot;,&quot;suffix&quot;:&quot;&quot;}],&quot;schema&quot;:&quot;https://github.com/citation-style-language/schema/raw/master/csl-citation.json&quot;} RNDHj8fIJE9UZ"/>(Rajala et al., 2023)<text:reference-mark-end text:name="ZOTERO_ITEM CSL_CITATION {&quot;citationID&quot;:&quot;vmikrpgd&quot;,&quot;properties&quot;:{&quot;formattedCitation&quot;:&quot;(Rajala et al., 2023)&quot;,&quot;plainCitation&quot;:&quot;(Rajala et al., 2023)&quot;,&quot;noteIndex&quot;:0},&quot;citationItems&quot;:[{&quot;id&quot;:9229,&quot;uris&quot;:[&quot;http://zotero.org/users/1913249/items/ZHZADF6X&quot;,[&quot;http://zotero.org/users/1913249/items/ZHZADF6X&quot;]],&quot;itemData&quot;:{&quot;id&quot;:9229,&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volume&quot;:&quot;32&quot;,&quot;author&quot;:[{&quot;family&quot;:&quot;Rajala&quot;,&quot;given&quot;:&quot;Antti&quot;},{&quot;family&quot;:&quot;Cole&quot;,&quot;given&quot;:&quot;Michael&quot;},{&quot;family&quot;:&quot;Esteban-Guitart&quot;,&quot;given&quot;:&quot;Moises&quot;}],&quot;issued&quot;:{&quot;date-parts&quot;:[[&quot;2023&quot;,1,1]]},&quot;citation-key&quot;:&quot;rajala_utopian_2023&quot;},&quot;prefix&quot;:&quot;&quot;,&quot;suffix&quot;:&quot;&quot;}],&quot;schema&quot;:&quot;https://github.com/citation-style-language/schema/raw/master/csl-citation.json&quot;} RNDHj8fIJE9UZ"/> and argues for the use of FoK in design experiments in the form of funds of identity (FoI). The identity objects here be likened to the creation of artefacts in the game making process, and the evocative objects of Turkle and work of Papert.</text:p>
      <text:p text:style-name="Text_20_body">Work on agency in change labs and more wider concepts of formative interventions are important to this study.</text:p>
      <text:p text:style-name="P53">The role of the germ cell in rising to the concrete and thus expanding learning <text:reference-mark-start text:name="ZOTERO_ITEM CSL_CITATION {&quot;citationID&quot;:&quot;grtmewqn&quot;,&quot;properties&quot;:{&quot;formattedCitation&quot;:&quot;(Engestr\\uc0\\u246{}m et al., 2014; Sannino et al., 2016)&quot;,&quot;plainCitation&quot;:&quot;(Engeström et al., 2014; Sannino et al., 2016)&quot;,&quot;noteIndex&quot;:0},&quot;citationItems&quot;:[{&quot;id&quot;:3362,&quot;uris&quot;:[&quot;http://zotero.org/users/1913249/items/TB35W5A6&quot;,[&quot;http://zotero.org/users/1913249/items/TB35W5A6&quot;]],&quot;itemData&quot;:{&quot;id&quot;:3362,&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quot;},&quot;prefix&quot;:&quot;&quot;,&quot;suffix&quot;:&quot;&quot;},{&quot;id&quot;:1732,&quot;uris&quot;:[&quot;http://zotero.org/users/1913249/items/T7XFNIFT&quot;,[&quot;http://zotero.org/users/1913249/items/T7XFNIFT&quot;]],&quot;itemData&quot;:{&quot;id&quot;:1732,&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volume&quot;:&quot;21&quot;,&quot;author&quot;:[{&quot;family&quot;:&quot;Engeström&quot;,&quot;given&quot;:&quot;Yrjö&quot;},{&quot;family&quot;:&quot;Sannino&quot;,&quot;given&quot;:&quot;Annalisa&quot;},{&quot;family&quot;:&quot;Virkkunen&quot;,&quot;given&quot;:&quot;Jaakko&quot;}],&quot;issued&quot;:{&quot;date-parts&quot;:[[&quot;2014&quot;,4,3]]},&quot;citation-key&quot;:&quot;engestrom_methodological_2014&quot;},&quot;prefix&quot;:&quot;&quot;,&quot;suffix&quot;:&quot;&quot;}],&quot;schema&quot;:&quot;https://github.com/citation-style-language/schema/raw/master/csl-citation.json&quot;} RNDQoM2viOBI2"/><text:span text:style-name="T9">(Engeström et al., 2014; Sannino et al., 2016)</text:span><text:reference-mark-end text:name="ZOTERO_ITEM CSL_CITATION {&quot;citationID&quot;:&quot;grtmewqn&quot;,&quot;properties&quot;:{&quot;formattedCitation&quot;:&quot;(Engestr\\uc0\\u246{}m et al., 2014; Sannino et al., 2016)&quot;,&quot;plainCitation&quot;:&quot;(Engeström et al., 2014; Sannino et al., 2016)&quot;,&quot;noteIndex&quot;:0},&quot;citationItems&quot;:[{&quot;id&quot;:3362,&quot;uris&quot;:[&quot;http://zotero.org/users/1913249/items/TB35W5A6&quot;,[&quot;http://zotero.org/users/1913249/items/TB35W5A6&quot;]],&quot;itemData&quot;:{&quot;id&quot;:3362,&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quot;},&quot;prefix&quot;:&quot;&quot;,&quot;suffix&quot;:&quot;&quot;},{&quot;id&quot;:1732,&quot;uris&quot;:[&quot;http://zotero.org/users/1913249/items/T7XFNIFT&quot;,[&quot;http://zotero.org/users/1913249/items/T7XFNIFT&quot;]],&quot;itemData&quot;:{&quot;id&quot;:1732,&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volume&quot;:&quot;21&quot;,&quot;author&quot;:[{&quot;family&quot;:&quot;Engeström&quot;,&quot;given&quot;:&quot;Yrjö&quot;},{&quot;family&quot;:&quot;Sannino&quot;,&quot;given&quot;:&quot;Annalisa&quot;},{&quot;family&quot;:&quot;Virkkunen&quot;,&quot;given&quot;:&quot;Jaakko&quot;}],&quot;issued&quot;:{&quot;date-parts&quot;:[[&quot;2014&quot;,4,3]]},&quot;citation-key&quot;:&quot;engestrom_methodological_2014&quot;},&quot;prefix&quot;:&quot;&quot;,&quot;suffix&quot;:&quot;&quot;}],&quot;schema&quot;:&quot;https://github.com/citation-style-language/schema/raw/master/csl-citation.json&quot;} RNDQoM2viOBI2"/></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P53"><text:soft-page-break/>From <text:reference-mark-start text:name="ZOTERO_ITEM CSL_CITATION {&quot;citationID&quot;:&quot;ixdkauuh&quot;,&quot;properties&quot;:{&quot;formattedCitation&quot;:&quot;(Engestr\\uc0\\u246{}m, 2011)&quot;,&quot;plainCitation&quot;:&quot;(Engeström, 2011)&quot;,&quot;noteIndex&quot;:0},&quot;citationItems&quot;:[{&quot;id&quot;:1730,&quot;uris&quot;:[&quot;http://zotero.org/users/1913249/items/PGVCDTUB&quot;,[&quot;http://zotero.org/users/1913249/items/PGVCDTUB&quot;]],&quot;itemData&quot;:{&quot;id&quot;:1730,&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volume&quot;:&quot;21&quot;,&quot;author&quot;:[{&quot;family&quot;:&quot;Engeström&quot;,&quot;given&quot;:&quot;Yrjö&quot;}],&quot;issued&quot;:{&quot;date-parts&quot;:[[&quot;2011&quot;,10]]},&quot;citation-key&quot;:&quot;engestrom_design_2011&quot;},&quot;prefix&quot;:&quot;&quot;,&quot;suffix&quot;:&quot;&quot;}],&quot;schema&quot;:&quot;https://github.com/citation-style-language/schema/raw/master/csl-citation.json&quot;} RNDRas1t5AfS4"/><text:span text:style-name="T9">(Engeström, 2011)</text:span><text:reference-mark-end text:name="ZOTERO_ITEM CSL_CITATION {&quot;citationID&quot;:&quot;ixdkauuh&quot;,&quot;properties&quot;:{&quot;formattedCitation&quot;:&quot;(Engestr\\uc0\\u246{}m, 2011)&quot;,&quot;plainCitation&quot;:&quot;(Engeström, 2011)&quot;,&quot;noteIndex&quot;:0},&quot;citationItems&quot;:[{&quot;id&quot;:1730,&quot;uris&quot;:[&quot;http://zotero.org/users/1913249/items/PGVCDTUB&quot;,[&quot;http://zotero.org/users/1913249/items/PGVCDTUB&quot;]],&quot;itemData&quot;:{&quot;id&quot;:1730,&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volume&quot;:&quot;21&quot;,&quot;author&quot;:[{&quot;family&quot;:&quot;Engeström&quot;,&quot;given&quot;:&quot;Yrjö&quot;}],&quot;issued&quot;:{&quot;date-parts&quot;:[[&quot;2011&quot;,10]]},&quot;citation-key&quot;:&quot;engestrom_design_2011&quot;},&quot;prefix&quot;:&quot;&quot;,&quot;suffix&quot;:&quot;&quot;}],&quot;schema&quot;:&quot;https://github.com/citation-style-language/schema/raw/master/csl-citation.json&quot;} RNDRas1t5AfS4"/></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interogating the literature on expansive learning there is often the assumption of an activity already in progress which learners, often in work place settings, question as the first stage of the process.</text:p>
      <text:p text:style-name="Text_20_body">How this maps onto a new activity in informal setting with novice learners is requires some clarification.</text:p>
      <text:p text:style-name="Text_20_body">There are some areas that broadly align; the use of second stimulus, a thorny problem that requires a new solution, the move from individual action to a collective object and process.</text:p>
      <text:p text:style-name="Text_20_body">Other areas are less aligned with existing models propsed by Engeestrom, CL, etc. The specific drive for participants to identify new tools,</text:p>
      <text:p text:style-name="Text_20_body">Comparing Engestrom’s focus of research with that of Cole surrounding the 5th Dimension is a valid approach to shed light on the emergent nature of the experiment and the similar setting of the study in an informal after-school environment.</text:p>
      <text:p text:style-name="Text_20_body">While, this study does not take a strong position on formative intervention / DBR, it is broadly aligned with the need to take into account learner-initiated innovation and the importance of 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ccjhrvdb&quot;,&quot;properties&quot;:{&quot;formattedCitation&quot;:&quot;(Cole and Packer, 2016; Barab et al., 2019)&quot;,&quot;plainCitation&quot;:&quot;(Cole and Packer, 2016; Barab et al., 2019)&quot;,&quot;noteIndex&quot;:0},&quot;citationItems&quot;:[{&quot;id&quot;:9233,&quot;uris&quot;:[&quot;http://zotero.org/users/1913249/items/BU69FYN2&quot;,[&quot;http://zotero.org/users/1913249/items/BU69FYN2&quot;]],&quot;itemData&quot;:{&quot;id&quot;:923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9237,&quot;uris&quot;:[&quot;http://zotero.org/users/1913249/items/FYCLWKSL&quot;,[&quot;http://zotero.org/users/1913249/items/FYCLWKSL&quot;]],&quot;itemData&quot;:{&quot;id&quot;:9237,&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uffix&quot;:&quot;&quot;}],&quot;schema&quot;:&quot;https://github.com/citation-style-language/schema/raw/master/csl-citation.json&quot;} RND7ytAOUWZ7Z"/>(Cole and Packer, 2016; Barab et al., 2019)<text:reference-mark-end text:name="ZOTERO_ITEM CSL_CITATION {&quot;citationID&quot;:&quot;ccjhrvdb&quot;,&quot;properties&quot;:{&quot;formattedCitation&quot;:&quot;(Cole and Packer, 2016; Barab et al., 2019)&quot;,&quot;plainCitation&quot;:&quot;(Cole and Packer, 2016; Barab et al., 2019)&quot;,&quot;noteIndex&quot;:0},&quot;citationItems&quot;:[{&quot;id&quot;:9233,&quot;uris&quot;:[&quot;http://zotero.org/users/1913249/items/BU69FYN2&quot;,[&quot;http://zotero.org/users/1913249/items/BU69FYN2&quot;]],&quot;itemData&quot;:{&quot;id&quot;:923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9237,&quot;uris&quot;:[&quot;http://zotero.org/users/1913249/items/FYCLWKSL&quot;,[&quot;http://zotero.org/users/1913249/items/FYCLWKSL&quot;]],&quot;itemData&quot;:{&quot;id&quot;:9237,&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uffix&quot;:&quot;&quot;}],&quot;schema&quot;:&quot;https://github.com/citation-style-language/schema/raw/master/csl-citation.json&quot;} RND7ytAOUWZ7Z"/>.</text:p>
      <text:p text:style-name="Text_20_body">This section has identified broad alignments in direction for CHAT perspective on DBR.</text:p>
      <text:h text:style-name="Heading_20_3" text:outline-level="3"><text:bookmark-start text:name="exploring-specific-techniques-of-formative-interventions---make-more-targeted--"/>Exploring specific techniques of formative interventions - MAKE MORE TARGETED -<text:bookmark-end text:name="exploring-specific-techniques-of-formative-interventions---make-more-targeted--"/></text:h>
      <text:p text:style-name="First_20_paragraph">DROP FOR A MORE PERSONAL TAKE / SO COMPARATIVE TO THIS INTERVENTION? FIND MORE DIRECT PARALLELS? 5D FOR EXAMPLE</text:p>
      <text:p text:style-name="P53">One of the most striking set of practical techniques are those used in Engeström’s take on Expansive Learning, specifically set of processes applied in a workplace setting called Change Laboratory (CL) <text:reference-mark-start text:name="ZOTERO_ITEM CSL_CITATION {&quot;citationID&quot;:&quot;jhxmepnq&quot;,&quot;properties&quot;:{&quot;formattedCitation&quot;:&quot;(Engestr\\uc0\\u246{}m, 2007)&quot;,&quot;plainCitation&quot;:&quot;(Engeström, 2007)&quot;,&quot;noteIndex&quot;:0},&quot;citationItems&quot;:[{&quot;id&quot;:66,&quot;uris&quot;:[&quot;http://zotero.org/users/1913249/items/9CLM2KQP&quot;,[&quot;http://zotero.org/users/1913249/items/9CLM2KQP&quot;]],&quot;itemData&quot;:{&quot;id&quot;:66,&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FFpBzlYaQ7"/><text:span text:style-name="T9">(Engeström, 2007)</text:span><text:reference-mark-end text:name="ZOTERO_ITEM CSL_CITATION {&quot;citationID&quot;:&quot;jhxmepnq&quot;,&quot;properties&quot;:{&quot;formattedCitation&quot;:&quot;(Engestr\\uc0\\u246{}m, 2007)&quot;,&quot;plainCitation&quot;:&quot;(Engeström, 2007)&quot;,&quot;noteIndex&quot;:0},&quot;citationItems&quot;:[{&quot;id&quot;:66,&quot;uris&quot;:[&quot;http://zotero.org/users/1913249/items/9CLM2KQP&quot;,[&quot;http://zotero.org/users/1913249/items/9CLM2KQP&quot;]],&quot;itemData&quot;:{&quot;id&quot;:66,&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FFpBzlYaQ7"/>. The CL processes suits a formal workplace where there are existing concepts of Community and Division of Labour and Norms that have resulted in contradictions to be explored and resolved. EXPAND THIS WITH EXAMPLES?</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text:soft-page-break/>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A complementary take on formative interventions also from a socio-cultural perspective is exemplified by the 5th Dimension (5D) project led by Michael Cole <text:reference-mark-start text:name="ZOTERO_ITEM CSL_CITATION {&quot;citationID&quot;:&quot;hjwivrag&quot;,&quot;properties&quot;:{&quot;formattedCitation&quot;:&quot;(Cole and Packer, 2016)&quot;,&quot;plainCitation&quot;:&quot;(Cole and Packer, 2016)&quot;,&quot;noteIndex&quot;:0},&quot;citationItems&quot;:[{&quot;id&quot;:9237,&quot;uris&quot;:[&quot;http://zotero.org/users/1913249/items/FYCLWKSL&quot;,[&quot;http://zotero.org/users/1913249/items/FYCLWKSL&quot;]],&quot;itemData&quot;:{&quot;id&quot;:9237,&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uffix&quot;:&quot;&quot;}],&quot;schema&quot;:&quot;https://github.com/citation-style-language/schema/raw/master/csl-citation.json&quot;} RND2457wVRmQu"/>(Cole and Packer, 2016)<text:reference-mark-end text:name="ZOTERO_ITEM CSL_CITATION {&quot;citationID&quot;:&quot;hjwivrag&quot;,&quot;properties&quot;:{&quot;formattedCitation&quot;:&quot;(Cole and Packer, 2016)&quot;,&quot;plainCitation&quot;:&quot;(Cole and Packer, 2016)&quot;,&quot;noteIndex&quot;:0},&quot;citationItems&quot;:[{&quot;id&quot;:9237,&quot;uris&quot;:[&quot;http://zotero.org/users/1913249/items/FYCLWKSL&quot;,[&quot;http://zotero.org/users/1913249/items/FYCLWKSL&quot;]],&quot;itemData&quot;:{&quot;id&quot;:9237,&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uffix&quot;:&quot;&quot;}],&quot;schema&quot;:&quot;https://github.com/citation-style-language/schema/raw/master/csl-citation.json&quot;} RND2457wVRmQu"/>.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sfkilgkn&quot;,&quot;properties&quot;:{&quot;formattedCitation&quot;:&quot;(Brown and Cole, 2008)&quot;,&quot;plainCitation&quot;:&quot;(Brown and Cole, 2008)&quot;,&quot;noteIndex&quot;:0},&quot;citationItems&quot;:[{&quot;id&quot;:1604,&quot;uris&quot;:[&quot;http://zotero.org/users/1913249/items/8QZDB9FX&quot;,[&quot;http://zotero.org/users/1913249/items/8QZDB9FX&quot;]],&quot;itemData&quot;:{&quot;id&quot;:1604,&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er7CoLzXPK"/>(Brown and Cole, 2008)<text:reference-mark-end text:name="ZOTERO_ITEM CSL_CITATION {&quot;citationID&quot;:&quot;sfkilgkn&quot;,&quot;properties&quot;:{&quot;formattedCitation&quot;:&quot;(Brown and Cole, 2008)&quot;,&quot;plainCitation&quot;:&quot;(Brown and Cole, 2008)&quot;,&quot;noteIndex&quot;:0},&quot;citationItems&quot;:[{&quot;id&quot;:1604,&quot;uris&quot;:[&quot;http://zotero.org/users/1913249/items/8QZDB9FX&quot;,[&quot;http://zotero.org/users/1913249/items/8QZDB9FX&quot;]],&quot;itemData&quot;:{&quot;id&quot;:1604,&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er7CoLzXPK"/>.</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 (explored previously).</text:p>
      <text:p text:style-name="Text_20_body">NOTE - IF USING PRACTICE THEN EXPLAIN IT IN REFERENCE TO AT - OPERAION / ACTION ETC</text:p>
      <text:p text:style-name="Text_20_body">I am guided by the concepts behind the use of the models rather than drawn to an off the shelf application of CL processes or similar interventions. While some of the material used in CL and the fictional device of the 5D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p text:style-name="P53">In addition the concept of diversion from the primary task are relevant to the more playful approaches of participants and facilitators to make the learning process attractive <text:reference-mark-start text:name="ZOTERO_ITEM CSL_CITATION {&quot;citationID&quot;:&quot;xrvsiqan&quot;,&quot;properties&quot;:{&quot;formattedCitation&quot;:&quot;(Engestr\\uc0\\u246{}m et al., 2013)&quot;,&quot;plainCitation&quot;:&quot;(Engeström et al., 2013)&quot;,&quot;noteIndex&quot;:0},&quot;citationItems&quot;:[{&quot;id&quot;:9349,&quot;uris&quot;:[&quot;http://zotero.org/users/1913249/items/P4UYGDCR&quot;,[&quot;http://zotero.org/users/1913249/items/P4UYGDCR&quot;]],&quot;itemData&quot;:{&quot;id&quot;:9349,&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volume&quot;:&quot;6&quot;,&quot;author&quot;:[{&quot;family&quot;:&quot;Engeström&quot;,&quot;given&quot;:&quot;Yrjö&quot;},{&quot;family&quot;:&quot;Rantavuori&quot;,&quot;given&quot;:&quot;Juhana&quot;},{&quot;family&quot;:&quot;Kerosuo&quot;,&quot;given&quot;:&quot;Hannele&quot;}],&quot;issued&quot;:{&quot;date-parts&quot;:[[&quot;2013&quot;,4,1]]},&quot;citation-key&quot;:&quot;engestrom_expansive_2013&quot;},&quot;prefix&quot;:&quot;&quot;,&quot;suffix&quot;:&quot;&quot;}],&quot;schema&quot;:&quot;https://github.com/citation-style-language/schema/raw/master/csl-citation.json&quot;} RNDiydIBFjsxj"/><text:span text:style-name="T9">(Engeström et al., 2013)</text:span><text:reference-mark-end text:name="ZOTERO_ITEM CSL_CITATION {&quot;citationID&quot;:&quot;xrvsiqan&quot;,&quot;properties&quot;:{&quot;formattedCitation&quot;:&quot;(Engestr\\uc0\\u246{}m et al., 2013)&quot;,&quot;plainCitation&quot;:&quot;(Engeström et al., 2013)&quot;,&quot;noteIndex&quot;:0},&quot;citationItems&quot;:[{&quot;id&quot;:9349,&quot;uris&quot;:[&quot;http://zotero.org/users/1913249/items/P4UYGDCR&quot;,[&quot;http://zotero.org/users/1913249/items/P4UYGDCR&quot;]],&quot;itemData&quot;:{&quot;id&quot;:9349,&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volume&quot;:&quot;6&quot;,&quot;author&quot;:[{&quot;family&quot;:&quot;Engeström&quot;,&quot;given&quot;:&quot;Yrjö&quot;},{&quot;family&quot;:&quot;Rantavuori&quot;,&quot;given&quot;:&quot;Juhana&quot;},{&quot;family&quot;:&quot;Kerosuo&quot;,&quot;given&quot;:&quot;Hannele&quot;}],&quot;issued&quot;:{&quot;date-parts&quot;:[[&quot;2013&quot;,4,1]]},&quot;citation-key&quot;:&quot;engestrom_expansive_2013&quot;},&quot;prefix&quot;:&quot;&quot;,&quot;suffix&quot;:&quot;&quot;}],&quot;schema&quot;:&quot;https://github.com/citation-style-language/schema/raw/master/csl-citation.json&quot;} RNDiydIBFjsxj"/>.</text:p>
      <text:p text:style-name="Text_20_body">REWRITE - EXPLAIN AND EXPLORE SECONDARY STIMULI</text:p>
      <text:h text:style-name="Heading_20_3" text:outline-level="3"><text:bookmark-start text:name="creating-ideocultures-as-designed-systems"/>Creating ideocultures as designed systems<text:bookmark-end text:name="creating-ideocultures-as-designed-systems"/></text:h>
      <text:p text:style-name="First_20_paragraph">From Cole.</text:p>
      <text:p text:style-name="Text_20_body">The concept of ideocultures is useful when compared to expansive learning and presumption of existing objects.</text:p>
      <text:h text:style-name="Heading_20_3" text:outline-level="3"><text:bookmark-start text:name="rogoffs-three-planes-of-analysis-of-learning-communities"/><text:soft-page-break/>Rogoff’s three planes of analysis of learning communities<text:bookmark-end text:name="rogoffs-three-planes-of-analysis-of-learning-communities"/></text:h>
      <text:h text:style-name="Heading_20_4" text:outline-level="4"><text:bookmark-start text:name="communities-of-practice-and-communities-of-learners"/>Communities of practice and communities of learners<text:bookmark-end text:name="communities-of-practice-and-communities-of-learners"/></text:h>
      <text:p text:style-name="First_20_paragraph">Communities of practice - legitimate peripheral participation boundaries and barriers to participation</text:p>
      <text:p text:style-name="Text_20_body">(Continue to) refute or problematise dichotomy of learner led, teacher led approaches <text:reference-mark-start text:name="ZOTERO_ITEM CSL_CITATION {&quot;citationID&quot;:&quot;abreqsoa&quot;,&quot;properties&quot;:{&quot;formattedCitation&quot;:&quot;(Mascolo, 2009)&quot;,&quot;plainCitation&quot;:&quot;(Mascolo, 2009)&quot;,&quot;noteIndex&quot;:0},&quot;citationItems&quot;:[{&quot;id&quot;:8530,&quot;uris&quot;:[&quot;http://zotero.org/users/1913249/items/ZJ7IPS8P&quot;,[&quot;http://zotero.org/users/1913249/items/ZJ7IPS8P&quot;]],&quot;itemData&quot;:{&quot;id&quot;:8530,&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N8o9pA4xjO"/>(Mascolo, 2009)<text:reference-mark-end text:name="ZOTERO_ITEM CSL_CITATION {&quot;citationID&quot;:&quot;abreqsoa&quot;,&quot;properties&quot;:{&quot;formattedCitation&quot;:&quot;(Mascolo, 2009)&quot;,&quot;plainCitation&quot;:&quot;(Mascolo, 2009)&quot;,&quot;noteIndex&quot;:0},&quot;citationItems&quot;:[{&quot;id&quot;:8530,&quot;uris&quot;:[&quot;http://zotero.org/users/1913249/items/ZJ7IPS8P&quot;,[&quot;http://zotero.org/users/1913249/items/ZJ7IPS8P&quot;]],&quot;itemData&quot;:{&quot;id&quot;:8530,&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N8o9pA4xjO"/>.</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3" text:outline-level="3"><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ixeenvrx&quot;,&quot;properties&quot;:{&quot;formattedCitation&quot;:&quot;(Moll et al., 1992)&quot;,&quot;plainCitation&quot;:&quot;(Moll et al., 1992)&quot;,&quot;noteIndex&quot;:0},&quot;citationItems&quot;:[{&quot;id&quot;:3383,&quot;uris&quot;:[&quot;http://zotero.org/users/1913249/items/EXBRQZWW&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fZeZuqmuHG"/>(Moll et al., 1992)<text:reference-mark-end text:name="ZOTERO_ITEM CSL_CITATION {&quot;citationID&quot;:&quot;ixeenvrx&quot;,&quot;properties&quot;:{&quot;formattedCitation&quot;:&quot;(Moll et al., 1992)&quot;,&quot;plainCitation&quot;:&quot;(Moll et al., 1992)&quot;,&quot;noteIndex&quot;:0},&quot;citationItems&quot;:[{&quot;id&quot;:3383,&quot;uris&quot;:[&quot;http://zotero.org/users/1913249/items/EXBRQZWW&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fZeZuqmuHG"/>. Research by the UK National Literacy Trust <text:reference-mark-start text:name="ZOTERO_ITEM CSL_CITATION {&quot;citationID&quot;:&quot;ymoyuvpr&quot;,&quot;properties&quot;:{&quot;formattedCitation&quot;:&quot;(2020)&quot;,&quot;plainCitation&quot;:&quot;(2020)&quot;,&quot;noteIndex&quot;:0},&quot;citationItems&quot;:[{&quot;id&quot;:8142,&quot;uris&quot;:[&quot;http://zotero.org/users/1913249/items/T96LXVV8&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377fsiP0zD"/>(2020)<text:reference-mark-end text:name="ZOTERO_ITEM CSL_CITATION {&quot;citationID&quot;:&quot;ymoyuvpr&quot;,&quot;properties&quot;:{&quot;formattedCitation&quot;:&quot;(2020)&quot;,&quot;plainCitation&quot;:&quot;(2020)&quot;,&quot;noteIndex&quot;:0},&quot;citationItems&quot;:[{&quot;id&quot;:8142,&quot;uris&quot;:[&quot;http://zotero.org/users/1913249/items/T96LXVV8&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377fsiP0zD"/>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pmeuwwrk&quot;,&quot;properties&quot;:{&quot;formattedCitation&quot;:&quot;(2014)&quot;,&quot;plainCitation&quot;:&quot;(2014)&quot;,&quot;noteIndex&quot;:0},&quot;citationItems&quot;:[{&quot;id&quot;:2409,&quot;uris&quot;:[&quot;http://zotero.org/users/1913249/items/RUWZA8Q7&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qvUcBbDGW0"/>(2014)<text:reference-mark-end text:name="ZOTERO_ITEM CSL_CITATION {&quot;citationID&quot;:&quot;pmeuwwrk&quot;,&quot;properties&quot;:{&quot;formattedCitation&quot;:&quot;(2014)&quot;,&quot;plainCitation&quot;:&quot;(2014)&quot;,&quot;noteIndex&quot;:0},&quot;citationItems&quot;:[{&quot;id&quot;:2409,&quot;uris&quot;:[&quot;http://zotero.org/users/1913249/items/RUWZA8Q7&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qvUcBbDGW0"/> found that the use of design patterns and game mechanics when teaching novice coders can increase accessibility for learners due the concrete and relatable approach.</text:p>
      <text:p text:style-name="Text_20_body"><text:soft-page-break/>Problematising Funds of knowledge and funds of identity which may perpetuate status quo negatively - and update outlined here <text:reference-mark-start text:name="ZOTERO_ITEM CSL_CITATION {&quot;citationID&quot;:&quot;ncmnbvkq&quot;,&quot;properties&quot;:{&quot;formattedCitation&quot;:&quot;(Rajala et al., 2023)&quot;,&quot;plainCitation&quot;:&quot;(Rajala et al., 2023)&quot;,&quot;noteIndex&quot;:0},&quot;citationItems&quot;:[{&quot;id&quot;:9229,&quot;uris&quot;:[&quot;http://zotero.org/users/1913249/items/ZHZADF6X&quot;,[&quot;http://zotero.org/users/1913249/items/ZHZADF6X&quot;]],&quot;itemData&quot;:{&quot;id&quot;:9229,&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volume&quot;:&quot;32&quot;,&quot;author&quot;:[{&quot;family&quot;:&quot;Rajala&quot;,&quot;given&quot;:&quot;Antti&quot;},{&quot;family&quot;:&quot;Cole&quot;,&quot;given&quot;:&quot;Michael&quot;},{&quot;family&quot;:&quot;Esteban-Guitart&quot;,&quot;given&quot;:&quot;Moises&quot;}],&quot;issued&quot;:{&quot;date-parts&quot;:[[&quot;2023&quot;,1,1]]},&quot;citation-key&quot;:&quot;rajala_utopian_2023&quot;},&quot;prefix&quot;:&quot;&quot;,&quot;suffix&quot;:&quot;&quot;}],&quot;schema&quot;:&quot;https://github.com/citation-style-language/schema/raw/master/csl-citation.json&quot;} RNDDEeUjMI1qG"/>(Rajala et al., 2023)<text:reference-mark-end text:name="ZOTERO_ITEM CSL_CITATION {&quot;citationID&quot;:&quot;ncmnbvkq&quot;,&quot;properties&quot;:{&quot;formattedCitation&quot;:&quot;(Rajala et al., 2023)&quot;,&quot;plainCitation&quot;:&quot;(Rajala et al., 2023)&quot;,&quot;noteIndex&quot;:0},&quot;citationItems&quot;:[{&quot;id&quot;:9229,&quot;uris&quot;:[&quot;http://zotero.org/users/1913249/items/ZHZADF6X&quot;,[&quot;http://zotero.org/users/1913249/items/ZHZADF6X&quot;]],&quot;itemData&quot;:{&quot;id&quot;:9229,&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volume&quot;:&quot;32&quot;,&quot;author&quot;:[{&quot;family&quot;:&quot;Rajala&quot;,&quot;given&quot;:&quot;Antti&quot;},{&quot;family&quot;:&quot;Cole&quot;,&quot;given&quot;:&quot;Michael&quot;},{&quot;family&quot;:&quot;Esteban-Guitart&quot;,&quot;given&quot;:&quot;Moises&quot;}],&quot;issued&quot;:{&quot;date-parts&quot;:[[&quot;2023&quot;,1,1]]},&quot;citation-key&quot;:&quot;rajala_utopian_2023&quot;},&quot;prefix&quot;:&quot;&quot;,&quot;suffix&quot;:&quot;&quot;}],&quot;schema&quot;:&quot;https://github.com/citation-style-language/schema/raw/master/csl-citation.json&quot;} RNDDEeUjMI1qG"/></text:p>
      <text:h text:style-name="Heading_20_4" text:outline-level="4"><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h text:style-name="Heading_20_2" text:outline-level="2"><text:bookmark-start text:name="conceptual-tools-associated-with-agency"/>Conceptual tools associated with agency<text:bookmark-end text:name="conceptual-tools-associated-with-agency"/></text:h>
      <text:list xml:id="list931541846" text:style-name="L26">
        <text:list-item>
          <text:p text:style-name="P30">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3" text:outline-level="3"><text:bookmark-start text:name="tads---on-double-stimulation-and-agency"/>TADS - On double stimulation and agency<text:bookmark-end text:name="tads---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lmzbbqpf&quot;,&quot;properties&quot;:{&quot;formattedCitation&quot;:&quot;(Sannino, 2015)&quot;,&quot;plainCitation&quot;:&quot;(Sannino, 2015)&quot;,&quot;noteIndex&quot;:0},&quot;citationItems&quot;:[{&quot;id&quot;:2948,&quot;uris&quot;:[&quot;http://zotero.org/users/1913249/items/7I43RJQP&quot;,[&quot;http://zotero.org/users/1913249/items/7I43RJQP&quot;]],&quot;itemData&quot;:{&quot;id&quot;:294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citation-key&quot;:&quot;sannino_principle_2015&quot;},&quot;prefix&quot;:&quot;&quot;,&quot;suffix&quot;:&quot;&quot;}],&quot;schema&quot;:&quot;https://github.com/citation-style-language/schema/raw/master/csl-citation.json&quot;} RNDe2CN8qx4sJ"/>(Sannino, 2015)<text:reference-mark-end text:name="ZOTERO_ITEM CSL_CITATION {&quot;citationID&quot;:&quot;lmzbbqpf&quot;,&quot;properties&quot;:{&quot;formattedCitation&quot;:&quot;(Sannino, 2015)&quot;,&quot;plainCitation&quot;:&quot;(Sannino, 2015)&quot;,&quot;noteIndex&quot;:0},&quot;citationItems&quot;:[{&quot;id&quot;:2948,&quot;uris&quot;:[&quot;http://zotero.org/users/1913249/items/7I43RJQP&quot;,[&quot;http://zotero.org/users/1913249/items/7I43RJQP&quot;]],&quot;itemData&quot;:{&quot;id&quot;:294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citation-key&quot;:&quot;sannino_principle_2015&quot;},&quot;prefix&quot;:&quot;&quot;,&quot;suffix&quot;:&quot;&quot;}],&quot;schema&quot;:&quot;https://github.com/citation-style-language/schema/raw/master/csl-citation.json&quot;} RNDe2CN8qx4sJ"/>. While many studies have examined the process in professional settings there is a paucity of study in the area of “student-centered contexts of learning” <text:reference-mark-start text:name="ZOTERO_ITEM CSL_CITATION {&quot;citationID&quot;:&quot;tinfmymw&quot;,&quot;properties&quot;:{&quot;formattedCitation&quot;:&quot;(Isaac et al., 2021:93)&quot;,&quot;plainCitation&quot;:&quot;(Isaac et al., 2021:93)&quot;,&quot;noteIndex&quot;:0},&quot;citationItems&quot;:[{&quot;id&quot;:9031,&quot;uris&quot;:[&quot;http://zotero.org/users/1913249/items/FLMUGFUH&quot;,[&quot;http://zotero.org/users/1913249/items/FLMUGFUH&quot;]],&quot;itemData&quot;:{&quot;id&quot;:903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volume&quot;:&quot;5&quot;,&quot;author&quot;:[{&quot;family&quot;:&quot;Isaac&quot;,&quot;given&quot;:&quot;Guillaume&quot;},{&quot;family&quot;:&quot;Barma&quot;,&quot;given&quot;:&quot;Sylvie&quot;},{&quot;family&quot;:&quot;Romero&quot;,&quot;given&quot;:&quot;Margarida&quot;}],&quot;issued&quot;:{&quot;date-parts&quot;:[[&quot;2021&quot;]]},&quot;citation-key&quot;:&quot;isaac_cultural_2021&quot;},&quot;locator&quot;:&quot; 93&quot;,&quot;prefix&quot;:&quot;&quot;}],&quot;schema&quot;:&quot;https://github.com/citation-style-language/schema/raw/master/csl-citation.json&quot;} RNDAtDSHtdWo9"/>(Isaac et al., 2021:93)<text:reference-mark-end text:name="ZOTERO_ITEM CSL_CITATION {&quot;citationID&quot;:&quot;tinfmymw&quot;,&quot;properties&quot;:{&quot;formattedCitation&quot;:&quot;(Isaac et al., 2021:93)&quot;,&quot;plainCitation&quot;:&quot;(Isaac et al., 2021:93)&quot;,&quot;noteIndex&quot;:0},&quot;citationItems&quot;:[{&quot;id&quot;:9031,&quot;uris&quot;:[&quot;http://zotero.org/users/1913249/items/FLMUGFUH&quot;,[&quot;http://zotero.org/users/1913249/items/FLMUGFUH&quot;]],&quot;itemData&quot;:{&quot;id&quot;:903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volume&quot;:&quot;5&quot;,&quot;author&quot;:[{&quot;family&quot;:&quot;Isaac&quot;,&quot;given&quot;:&quot;Guillaume&quot;},{&quot;family&quot;:&quot;Barma&quot;,&quot;given&quot;:&quot;Sylvie&quot;},{&quot;family&quot;:&quot;Romero&quot;,&quot;given&quot;:&quot;Margarida&quot;}],&quot;issued&quot;:{&quot;date-parts&quot;:[[&quot;2021&quot;]]},&quot;citation-key&quot;:&quot;isaac_cultural_2021&quot;},&quot;locator&quot;:&quot; 93&quot;,&quot;prefix&quot;:&quot;&quot;}],&quot;schema&quot;:&quot;https://github.com/citation-style-language/schema/raw/master/csl-citation.json&quot;} RNDAtDSHtdWo9"/>.</text:p>
      <text:p text:style-name="Text_20_body">Blockages caused by contradictions are also analysed the fields of design and HCI with an aim of revising designs to remove them <text:reference-mark-start text:name="ZOTERO_ITEM CSL_CITATION {&quot;citationID&quot;:&quot;kooqemjr&quot;,&quot;properties&quot;:{&quot;formattedCitation&quot;:&quot;(Karanasios et al., 2021)&quot;,&quot;plainCitation&quot;:&quot;(Karanasios et al., 2021)&quot;,&quot;noteIndex&quot;:0},&quot;citationItems&quot;:[{&quot;id&quot;:9035,&quot;uris&quot;:[&quot;http://zotero.org/users/1913249/items/CEMD5GSA&quot;,[&quot;http://zotero.org/users/1913249/items/CEMD5GSA&quot;]],&quot;itemData&quot;:{&quot;id&quot;:9035,&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99I5RFzYgn"/>(Karanasios et al., 2021)<text:reference-mark-end text:name="ZOTERO_ITEM CSL_CITATION {&quot;citationID&quot;:&quot;kooqemjr&quot;,&quot;properties&quot;:{&quot;formattedCitation&quot;:&quot;(Karanasios et al., 2021)&quot;,&quot;plainCitation&quot;:&quot;(Karanasios et al., 2021)&quot;,&quot;noteIndex&quot;:0},&quot;citationItems&quot;:[{&quot;id&quot;:9035,&quot;uris&quot;:[&quot;http://zotero.org/users/1913249/items/CEMD5GSA&quot;,[&quot;http://zotero.org/users/1913249/items/CEMD5GSA&quot;]],&quot;itemData&quot;:{&quot;id&quot;:9035,&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99I5RFzYgn"/>.</text:p>
      <text:h text:style-name="Heading_20_4" text:outline-level="4"><text:bookmark-start text:name="on-affordances-and-anchors"/>On affordances and anchors<text:bookmark-end text:name="on-affordances-and-anchors"/></text:h>
      <text:p text:style-name="First_20_paragraph">Other researchers have found the the scope and focus of affordances important to clarify (<text:span text:style-name="T1">???</text:span>). Focus particularly in terms of who the affordance is for.</text:p>
      <text:p text:style-name="Text_20_body">Affordances have been misused, assigned magical properties, including agency of themselves [SUPPORT].</text:p>
      <text:p text:style-name="Text_20_body"><text:soft-page-break/>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ypuxyelm&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oYk3kfsxo"/>(Kaptelinin and Nardi, 2012)<text:reference-mark-end text:name="ZOTERO_ITEM CSL_CITATION {&quot;citationID&quot;:&quot;ypuxyelm&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oYk3kfsxo"/>.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hydwqsye&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ruBm9oUghQ"/>(Kaptelinin and Nardi, 2012)<text:reference-mark-end text:name="ZOTERO_ITEM CSL_CITATION {&quot;citationID&quot;:&quot;hydwqsye&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ruBm9oUghQ"/>.</text:p>
      <text:p text:style-name="P53">However, affordances are originally conceived of as part of activity, not separated from it <text:reference-mark-start text:name="ZOTERO_ITEM CSL_CITATION {&quot;citationID&quot;:&quot;dmqxcpbk&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rPNfkof2kP"/><text:span text:style-name="T9">(B\a erentsen and Trettvik, 2002)</text:span><text:reference-mark-end text:name="ZOTERO_ITEM CSL_CITATION {&quot;citationID&quot;:&quot;dmqxcpbk&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rPNfkof2kP"/>.</text:p>
      <text:p text:style-name="Text_20_body">NOTE - more on affordances here from Nardi</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tjzanfrs&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ArKDTcajVJ"/>(Hopwood, 2022)<text:reference-mark-end text:name="ZOTERO_ITEM CSL_CITATION {&quot;citationID&quot;:&quot;tjzanfrs&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ArKDTcajVJ"/>. An effective learning environment provides a sea bed with many rocks (affordances) for warping anchors (volitional acts of participant agency to transform learning) <text:reference-mark-start text:name="ZOTERO_ITEM CSL_CITATION {&quot;citationID&quot;:&quot;ithvepbc&quot;,&quot;properties&quot;:{&quot;formattedCitation&quot;:&quot;(Aagaard et al., 2022)&quot;,&quot;plainCitation&quot;:&quot;(Aagaard et al., 2022)&quot;,&quot;noteIndex&quot;:0},&quot;citationItems&quot;:[{&quot;id&quot;:9180,&quot;uris&quot;:[&quot;http://zotero.org/users/1913249/items/GEDPYN8B&quot;,[&quot;http://zotero.org/users/1913249/items/GEDPYN8B&quot;]],&quot;itemData&quot;:{&quot;id&quot;:9180,&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volume&quot;:&quot;17&quot;,&quot;author&quot;:[{&quot;family&quot;:&quot;Aagaard&quot;,&quot;given&quot;:&quot;Toril&quot;},{&quot;family&quot;:&quot;Bueie&quot;,&quot;given&quot;:&quot;Agnete&quot;},{&quot;family&quot;:&quot;Hjukse&quot;,&quot;given&quot;:&quot;Hjørdis&quot;}],&quot;issued&quot;:{&quot;date-parts&quot;:[[&quot;2022&quot;,4,5]]},&quot;citation-key&quot;:&quot;aagaard_teacher_2022&quot;},&quot;prefix&quot;:&quot;&quot;,&quot;suffix&quot;:&quot;&quot;}],&quot;schema&quot;:&quot;https://github.com/citation-style-language/schema/raw/master/csl-citation.json&quot;} RNDYKI504HTI4"/>(Aagaard et al., 2022)<text:reference-mark-end text:name="ZOTERO_ITEM CSL_CITATION {&quot;citationID&quot;:&quot;ithvepbc&quot;,&quot;properties&quot;:{&quot;formattedCitation&quot;:&quot;(Aagaard et al., 2022)&quot;,&quot;plainCitation&quot;:&quot;(Aagaard et al., 2022)&quot;,&quot;noteIndex&quot;:0},&quot;citationItems&quot;:[{&quot;id&quot;:9180,&quot;uris&quot;:[&quot;http://zotero.org/users/1913249/items/GEDPYN8B&quot;,[&quot;http://zotero.org/users/1913249/items/GEDPYN8B&quot;]],&quot;itemData&quot;:{&quot;id&quot;:9180,&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volume&quot;:&quot;17&quot;,&quot;author&quot;:[{&quot;family&quot;:&quot;Aagaard&quot;,&quot;given&quot;:&quot;Toril&quot;},{&quot;family&quot;:&quot;Bueie&quot;,&quot;given&quot;:&quot;Agnete&quot;},{&quot;family&quot;:&quot;Hjukse&quot;,&quot;given&quot;:&quot;Hjørdis&quot;}],&quot;issued&quot;:{&quot;date-parts&quot;:[[&quot;2022&quot;,4,5]]},&quot;citation-key&quot;:&quot;aagaard_teacher_2022&quot;},&quot;prefix&quot;:&quot;&quot;,&quot;suffix&quot;:&quot;&quot;}],&quot;schema&quot;:&quot;https://github.com/citation-style-language/schema/raw/master/csl-citation.json&quot;} RNDYKI504HTI4"/>.</text:p>
      <text:p text:style-name="Text_20_body">TADS and the associated metaphor of warping anchors is normally applied in settings of group action.</text:p>
      <text:h text:style-name="Heading_20_2" text:outline-level="2"><text:bookmark-start text:name="data-gathering-and-preparation"/>Data Gathering and Preparation<text:bookmark-end text:name="data-gathering-and-preparation"/></text:h>
      <text:h text:style-name="Heading_20_3" text:outline-level="3"><text:bookmark-start text:name="aligning-data-gathering-and-analysis-with-socio-cultural-approach"/>Aligning data gathering and analysis with socio cultural approach<text:bookmark-end text:name="aligning-data-gathering-and-analysis-with-socio-cultural-approach"/></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text:soft-page-break/>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3" text:outline-level="3"><text:bookmark-start text:name="data-processing"/>Data Processing<text:bookmark-end text:name="data-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xml:id="list1889249125" text:style-name="L27">
        <text:list-item>
          <text:p text:style-name="P31">intrusive feel - having the webcam on and the resulting red light on the screen, I felt was less conducive to feeling comfortable than one 360 camera in the middle of the room.</text:p>
        </text:list-item>
        <text:list-item>
          <text:p text:style-name="P31">less resources - recording webcam on the laptop</text:p>
        </text:list-item>
        <text:list-item>
          <text:p text:style-name="P31">reduced video file size of final data file</text:p>
        </text:list-item>
        <text:list-item>
          <text:p text:style-name="P31"><text:soft-page-break/>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interview-data"/>Interview data<text:bookmark-end text:name="interview-data"/></text:h>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Limitations, in retrospect, shorter interviews more regularly in the process would have been benefi</text:p>
      <text:h text:style-name="Heading_20_4" text:outline-level="4"><text:bookmark-start text:name="limitations-in-interview-data"/>Limitations in interview data<text:bookmark-end text:name="limitations-in-interview-data"/></text:h>
      <text:p text:style-name="First_20_paragraph">In retrospect, shorter interviews at more regular intervals with participants would have been useful as for some a re</text:p>
      <text:h text:style-name="Heading_20_3" text:outline-level="3"><text:bookmark-start text:name="other-data"/>Other data<text:bookmark-end text:name="other-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text:soft-page-break/>from that of video data.</text:p>
      <text:p text:style-name="Text_20_body">The following resources were examined</text:p>
      <text:list xml:id="list2709750303" text:style-name="L28">
        <text:list-item>
          <text:p text:style-name="P32">Book Journal pages</text:p>
        </text:list-item>
        <text:list-item>
          <text:p text:style-name="P32">Digital journal entries directly in response to teaching sessions</text:p>
        </text:list-item>
        <text:list-item>
          <text:p text:style-name="P32">Additional teaching resources</text:p>
        </text:list-item>
      </text:list>
      <text:p text:style-name="First_20_paragraph">Journal Notes were used in the following ways: (perhaps code this)</text:p>
      <text:list xml:id="list156924486" text:style-name="L29">
        <text:list-item>
          <text:p text:style-name="P33">as a reflective tool after sessions</text:p>
        </text:list-item>
        <text:list-item>
          <text:p text:style-name="P33">as a note pad to plan resource creation</text:p>
        </text:list-item>
        <text:list-item>
          <text:p text:style-name="P33">as a sketch pad to explore the relationship between Concepts being explored and existing game making frameworks</text:p>
        </text:list-item>
        <text:list-item>
          <text:p text:style-name="P33">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h text:style-name="Heading_20_2" text:outline-level="2"><text:bookmark-start text:name="analysis-of-video-overview"/>Analysis of Video overview<text:bookmark-end text:name="analysis-of-video-overview"/></text:h>
      <text:h text:style-name="Heading_20_3" text:outline-level="3"><text:bookmark-start text:name="rational-and-approach-of-video-data-analysis"/>Rational and approach of video data analysis<text:bookmark-end text:name="rational-and-approach-of-video-data-analysis"/></text:h>
      <text:p text:style-name="First_20_paragraph">Video data analysis involved description and transcription of video data and thematic analysis of the contents.</text:p>
      <text:p text:style-name="Text_20_body">Schema for initial thematic analysis was informed by literature review, early analysis of journal entries. Some elements were refined based on emerging data.</text:p>
      <text:p text:style-name="Text_20_body">Overall analysis helped to:</text:p>
      <text:list xml:id="list2994111740" text:style-name="L30">
        <text:list-item>
          <text:p text:style-name="P34">as a process to get closer to the data</text:p>
        </text:list-item>
        <text:list-item>
          <text:p text:style-name="P34">to contrast thematic analysis of the stages of design with other learning models like PBL</text:p>
        </text:list-item>
        <text:list-item>
          <text:p text:style-name="P34">to identify roles through repeated patterns of interactions</text:p>
        </text:list-item>
        <text:list-item>
          <text:p text:style-name="P34">to reflect on the thesis questions</text:p>
        </text:list-item>
      </text:list>
      <text:p text:style-name="First_20_paragraph">Analysis was in different forms, and drew on additional forms of data gathering.</text:p>
      <text:list xml:id="list4083812382" text:style-name="L31">
        <text:list-item>
          <text:p text:style-name="P35">Broad dipping into sessions via 360 video, advantages, focusing on community interactions, disadvantages of</text:p>
        </text:list-item>
        <text:list-item>
          <text:p text:style-name="P35">Transcription and annoation of video capture footage in parallel with 360 data</text:p>
        </text:list-item>
        <text:list-item>
          <text:p text:style-name="P35">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planes-approach---noting-tensions-and-behaviours"/><text:soft-page-break/>3 planes approach - noting tensions and behaviours<text:bookmark-end text:name="planes-approach---noting-tensions-and-behaviours"/></text:h>
      <text:p text:style-name="First_20_paragraph">Following the approach of Morcom <text:reference-mark-start text:name="ZOTERO_ITEM CSL_CITATION {&quot;citationID&quot;:&quot;gpepmvyn&quot;,&quot;properties&quot;:{&quot;formattedCitation&quot;:&quot;(Morcom, 2014)&quot;,&quot;plainCitation&quot;:&quot;(Morcom, 2014)&quot;,&quot;noteIndex&quot;:0},&quot;citationItems&quot;:[{&quot;id&quot;:8486,&quot;uris&quot;:[&quot;http://zotero.org/users/1913249/items/BF4CE4NV&quot;,[&quot;http://zotero.org/users/1913249/items/BF4CE4NV&quot;]],&quot;itemData&quot;:{&quot;id&quot;:8486,&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volume&quot;:&quot;67&quot;,&quot;author&quot;:[{&quot;family&quot;:&quot;Morcom&quot;,&quot;given&quot;:&quot;Veronica&quot;}],&quot;issued&quot;:{&quot;date-parts&quot;:[[&quot;2014&quot;]]},&quot;citation-key&quot;:&quot;morcom_scaffolding_2014&quot;},&quot;prefix&quot;:&quot;&quot;,&quot;suffix&quot;:&quot;&quot;}],&quot;schema&quot;:&quot;https://github.com/citation-style-language/schema/raw/master/csl-citation.json&quot;} RNDY5JSPs7Y76"/>(Morcom, 2014)<text:reference-mark-end text:name="ZOTERO_ITEM CSL_CITATION {&quot;citationID&quot;:&quot;gpepmvyn&quot;,&quot;properties&quot;:{&quot;formattedCitation&quot;:&quot;(Morcom, 2014)&quot;,&quot;plainCitation&quot;:&quot;(Morcom, 2014)&quot;,&quot;noteIndex&quot;:0},&quot;citationItems&quot;:[{&quot;id&quot;:8486,&quot;uris&quot;:[&quot;http://zotero.org/users/1913249/items/BF4CE4NV&quot;,[&quot;http://zotero.org/users/1913249/items/BF4CE4NV&quot;]],&quot;itemData&quot;:{&quot;id&quot;:8486,&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volume&quot;:&quot;67&quot;,&quot;author&quot;:[{&quot;family&quot;:&quot;Morcom&quot;,&quot;given&quot;:&quot;Veronica&quot;}],&quot;issued&quot;:{&quot;date-parts&quot;:[[&quot;2014&quot;]]},&quot;citation-key&quot;:&quot;morcom_scaffolding_2014&quot;},&quot;prefix&quot;:&quot;&quot;,&quot;suffix&quot;:&quot;&quot;}],&quot;schema&quot;:&quot;https://github.com/citation-style-language/schema/raw/master/csl-citation.json&quot;} RNDY5JSPs7Y76"/> I drew on Rogoff’s (<text:span text:style-name="T1">???</text:span>) three planes of sociocultural activity used to help understand activity in a Community of Learners.</text:p>
      <text:p text:style-name="Text_20_body">I created an excel spreadsheet and noted behaviour and tentions that emerged in transcription and coding.</text:p>
      <text:h text:style-name="Heading_20_2" text:outline-level="2"><text:bookmark-start text:name="detailed-transcription-of-video-sources"/>Detailed transcription of video sources<text:bookmark-end text:name="detailed-transcription-of-video-sources"/></text:h>
      <text:h text:style-name="Heading_20_3" text:outline-level="3"><text:bookmark-start text:name="transcriptiondescription-of-data"/>Transcription/description of data<text:bookmark-end text:name="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envi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grades-of-video-data-analysis"/>Grades of video data analysis<text:bookmark-end text:name="grades-of-video-data-analysis"/></text:h>
      <text:p text:style-name="First_20_paragraph">Describing different grades and pass overs of the video data.</text:p>
      <text:list xml:id="list1460725996" text:style-name="L32">
        <text:list-item>
          <text:p text:style-name="P36">quick analysis</text:p>
        </text:list-item>
        <text:list-item>
          <text:p text:style-name="P36">sections coded and described in 5 minute chunks</text:p>
        </text:list-item>
        <text:list-item>
          <text:p text:style-name="P36">themes of interest identified - in relation to evolving RQs as per DBR</text:p>
        </text:list-item>
        <text:list-item>
          <text:p text:style-name="P36">some sections transcribed in more details based in themes, more detail on gesture analysis also added</text:p>
        </text:list-item>
      </text:list>
      <text:p text:style-name="First_20_paragraph">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text:soft-page-break/>was activity able to be interpreted culurally, socially personally.</text:p>
      <text:p text:style-name="Text_20_body">This generated points for results chapters.</text:p>
      <text:list xml:id="list1676288275" text:style-name="L33">
        <text:list-item>
          <text:p text:style-name="P37">Full transcription of key moments: and description of participant activity, activity on screen including simple gesture analysi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 process of transcribing into 5 minutes sections involved - description - identification of 3 planes, different use of AT scopes (next chapter) - level of response to key characteristics interventions</text:p>
      <text:p text:style-name="Text_20_body">Criteria for inclusion included both practical and theoretical considerations.</text:p>
      <text:list xml:id="list1015890879" text:style-name="L34">
        <text:list-item>
          <text:p text:style-name="P38">Good quality recording</text:p>
        </text:list-item>
        <text:list-item>
          <text:p text:style-name="P38">Diversity of kinds of participants, ages especially</text:p>
        </text:list-item>
        <text:list-item>
          <text:p text:style-name="P38">Diversity of participant actions in terms of tasks being worked on</text:p>
        </text:list-item>
        <text:list-item>
          <text:p text:style-name="P38">Diversity of kinds of pair and peer interactions</text:p>
        </text:list-item>
      </text:list>
      <text:h text:style-name="Heading_20_4" text:outline-level="4"><text:bookmark-start text:name="incorporating-gesture-and-wider-movement-in-analysis"/>Incorporating gesture and wider movement in analysis<text:bookmark-end text:name="incorporating-gesture-and-wider-movement-in-analysis"/></text:h>
      <text:p text:style-name="First_20_paragraph">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ronise and then to play both video sources side by side, the additional information really aided the description process in adding detail to the interpretations of motivations of participants.</text:p>
      <text:p text:style-name="Text_20_body">In some exchanges, 360 data was vital to explain spoken word. For an example see the vignette in chapter 6.</text:p>
      <text:h text:style-name="Heading_20_4" text:outline-level="4"><text:bookmark-start text:name="using-a-3-planes-approach"/>Using a 3 Planes Approach<text:bookmark-end text:name="using-a-3-planes-approach"/></text:h>
      <text:p text:style-name="First_20_paragraph">WHY NOT GROUNDED? OR TO WHAT EXTENT WAS IT GROUNDED? IN THE AREA OF INTERPERSONAL ACTIVITY.</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The process aligns with AT analysis in the scope of the activity - and in the separation out of the community level of the triangle added by Engestrom .</text:p>
      <text:p text:style-name="Text_20_body"><text:soft-page-break/>RQx addresses the formation of a game-making community. This process is co-constituted by planners, facilitators, parents and children. This dynamism and dialogue can be captured in this framwork using the concept of guided participation.</text:p>
      <text:list xml:id="list1720980630" text:style-name="L35">
        <text:list-item>
          <text:p text:style-name="P39">The advantages of drawing on funds of knowledge, and the activities that I used to do this, as well as connecting to wider communities are address well with the plane of culture, in the concept of Apprenticeship.</text:p>
        </text:list-item>
      </text:list>
      <text:p text:style-name="First_20_paragraph">While more complex, the plane of more individual participatory appropriation, allows for alignment and then transfer to more formal learning environments. This then makes this research more relevant to class room and guided sessions.</text:p>
      <text:list xml:id="list929610069" text:style-name="L36">
        <text:list-item>
          <text:p text:style-name="P40">While the three planes provided a higher level framework, the specifics of the data gave greater granularity and formed sub categories of coding - thus avoiding the problem of analytic preconceptions</text:p>
        </text:list-item>
      </text:list>
      <text:h text:style-name="Heading_20_2" text:outline-level="2"><text:bookmark-start text:name="thematic-analysis-of-video-data"/>Thematic analysis of video data<text:bookmark-end text:name="thematic-analysis-of-video-data"/></text:h>
      <text:p text:style-name="First_20_paragraph">NOTE COMPRESS THIS SECTION</text:p>
      <text:p text:style-name="Text_20_body">How much emphasis to place on the Thematic Analysis is questionable. The process served to help answer the research questions in general way as an additional interpretive tools to aid researcher reflection and to help get close to the data.</text:p>
      <text:h text:style-name="Heading_20_3" text:outline-level="3"><text:bookmark-start text:name="stage-one---development-stage-of-thematic-analysis-of-video-data"/>Stage one - Development Stage of Thematic Analysis of Video Data<text:bookmark-end text:name="stage-one---development-stage-of-thematic-analysis-of-video-data"/></text:h>
      <text:p text:style-name="First_20_paragraph">Thematic analysis is commonly done in stages, each revision building on insights of the previous one.</text:p>
      <text:p text:style-name="Text_20_body">Summary of thematic analysis - https://www.plymouth.ac.uk/uploads/production/document/path/18/18247/Kiger_and_Varpio__2020__Thematic_analysis_of_qualitative_data_AMEE_Guide_No_131.pdf</text:p>
      <text:p text:style-name="Text_20_body">Table of stage one</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xml:id="list3085589150" text:style-name="L37">
        <text:list-item>
          <text:p text:style-name="P41">Elements of Computational Thinking</text:p>
        </text:list-item>
        <text:list-item>
          <text:p text:style-name="P41">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text:soft-page-break/>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iftgravw&quot;,&quot;properties&quot;:{&quot;formattedCitation&quot;:&quot;(2009)&quot;,&quot;plainCitation&quot;:&quot;(2009)&quot;,&quot;noteIndex&quot;:0},&quot;citationItems&quot;:[{&quot;id&quot;:2579,&quot;uris&quot;:[&quot;http://zotero.org/users/1913249/items/7GMWQYV6&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GExebUFc3p"/>(2009)<text:reference-mark-end text:name="ZOTERO_ITEM CSL_CITATION {&quot;citationID&quot;:&quot;iftgravw&quot;,&quot;properties&quot;:{&quot;formattedCitation&quot;:&quot;(2009)&quot;,&quot;plainCitation&quot;:&quot;(2009)&quot;,&quot;noteIndex&quot;:0},&quot;citationItems&quot;:[{&quot;id&quot;:2579,&quot;uris&quot;:[&quot;http://zotero.org/users/1913249/items/7GMWQYV6&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GExebUFc3p"/>.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3">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pnvytijb&quot;,&quot;properties&quot;:{&quot;formattedCitation&quot;:&quot;(Wi\\uc0\\u775{}Narno, 2020)&quot;,&quot;plainCitation&quot;:&quot;(Wi̇Narno, 2020)&quot;,&quot;noteIndex&quot;:0},&quot;citationItems&quot;:[{&quot;id&quot;:8573,&quot;uris&quot;:[&quot;http://zotero.org/users/1913249/items/A5IWVSK8&quot;,[&quot;http://zotero.org/users/1913249/items/A5IWVSK8&quot;]],&quot;itemData&quot;:{&quot;id&quot;:857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SaayXg68GI"/><text:span text:style-name="T9">(Wi̇Narno, 2020)</text:span><text:reference-mark-end text:name="ZOTERO_ITEM CSL_CITATION {&quot;citationID&quot;:&quot;pnvytijb&quot;,&quot;properties&quot;:{&quot;formattedCitation&quot;:&quot;(Wi\\uc0\\u775{}Narno, 2020)&quot;,&quot;plainCitation&quot;:&quot;(Wi̇Narno, 2020)&quot;,&quot;noteIndex&quot;:0},&quot;citationItems&quot;:[{&quot;id&quot;:8573,&quot;uris&quot;:[&quot;http://zotero.org/users/1913249/items/A5IWVSK8&quot;,[&quot;http://zotero.org/users/1913249/items/A5IWVSK8&quot;]],&quot;itemData&quot;:{&quot;id&quot;:857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SaayXg68GI"/>. Engineering is Elementary project adapted from the ABET (Accreditation Board for Engineering and Technology) guidelines <text:reference-mark-start text:name="ZOTERO_ITEM CSL_CITATION {&quot;citationID&quot;:&quot;mybcgspc&quot;,&quot;properties&quot;:{&quot;formattedCitation&quot;:&quot;(Syukri et al., 2018)&quot;,&quot;plainCitation&quot;:&quot;(Syukri et al., 2018)&quot;,&quot;noteIndex&quot;:0},&quot;citationItems&quot;:[{&quot;id&quot;:8575,&quot;uris&quot;:[&quot;http://zotero.org/users/1913249/items/9AY6KHVV&quot;,[&quot;http://zotero.org/users/1913249/items/9AY6KHVV&quot;]],&quot;itemData&quot;:{&quot;id&quot;:8575,&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volume&quot;:&quot;7&quot;,&quot;author&quot;:[{&quot;family&quot;:&quot;Syukri&quot;,&quot;given&quot;:&quot;M.&quot;},{&quot;family&quot;:&quot;Halim&quot;,&quot;given&quot;:&quot;L.&quot;},{&quot;family&quot;:&quot;Mohtar&quot;,&quot;given&quot;:&quot;L. E.&quot;},{&quot;family&quot;:&quot;Soewarno&quot;,&quot;given&quot;:&quot;S.&quot;}],&quot;issued&quot;:{&quot;date-parts&quot;:[[&quot;2018&quot;,4,3]]},&quot;citation-key&quot;:&quot;syukri_impact_2018&quot;},&quot;prefix&quot;:&quot;&quot;,&quot;suffix&quot;:&quot;&quot;}],&quot;schema&quot;:&quot;https://github.com/citation-style-language/schema/raw/master/csl-citation.json&quot;} RNDHVXKdicsGd"/>(Syukri et al., 2018)<text:reference-mark-end text:name="ZOTERO_ITEM CSL_CITATION {&quot;citationID&quot;:&quot;mybcgspc&quot;,&quot;properties&quot;:{&quot;formattedCitation&quot;:&quot;(Syukri et al., 2018)&quot;,&quot;plainCitation&quot;:&quot;(Syukri et al., 2018)&quot;,&quot;noteIndex&quot;:0},&quot;citationItems&quot;:[{&quot;id&quot;:8575,&quot;uris&quot;:[&quot;http://zotero.org/users/1913249/items/9AY6KHVV&quot;,[&quot;http://zotero.org/users/1913249/items/9AY6KHVV&quot;]],&quot;itemData&quot;:{&quot;id&quot;:8575,&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volume&quot;:&quot;7&quot;,&quot;author&quot;:[{&quot;family&quot;:&quot;Syukri&quot;,&quot;given&quot;:&quot;M.&quot;},{&quot;family&quot;:&quot;Halim&quot;,&quot;given&quot;:&quot;L.&quot;},{&quot;family&quot;:&quot;Mohtar&quot;,&quot;given&quot;:&quot;L. E.&quot;},{&quot;family&quot;:&quot;Soewarno&quot;,&quot;given&quot;:&quot;S.&quot;}],&quot;issued&quot;:{&quot;date-parts&quot;:[[&quot;2018&quot;,4,3]]},&quot;citation-key&quot;:&quot;syukri_impact_2018&quot;},&quot;prefix&quot;:&quot;&quot;,&quot;suffix&quot;:&quot;&quot;}],&quot;schema&quot;:&quot;https://github.com/citation-style-language/schema/raw/master/csl-citation.json&quot;} RNDHVXKdicsGd"/> involves the following steps; Ask, Imagine, Plan, Create, Test, Improve, Share <text:reference-mark-start text:name="ZOTERO_ITEM CSL_CITATION {&quot;citationID&quot;:&quot;xcuychgv&quot;,&quot;properties&quot;:{&quot;formattedCitation&quot;:&quot;(Hester and Cunningham, 2007)&quot;,&quot;plainCitation&quot;:&quot;(Hester and Cunningham, 2007)&quot;,&quot;noteIndex&quot;:0},&quot;citationItems&quot;:[{&quot;id&quot;:8577,&quot;uris&quot;:[&quot;http://zotero.org/users/1913249/items/2CFTQGHS&quot;,[&quot;http://zotero.org/users/1913249/items/2CFTQGHS&quot;]],&quot;itemData&quot;:{&quot;id&quot;:8577,&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YcH9NzRDPb"/>(Hester and Cunningham, 2007)<text:reference-mark-end text:name="ZOTERO_ITEM CSL_CITATION {&quot;citationID&quot;:&quot;xcuychgv&quot;,&quot;properties&quot;:{&quot;formattedCitation&quot;:&quot;(Hester and Cunningham, 2007)&quot;,&quot;plainCitation&quot;:&quot;(Hester and Cunningham, 2007)&quot;,&quot;noteIndex&quot;:0},&quot;citationItems&quot;:[{&quot;id&quot;:8577,&quot;uris&quot;:[&quot;http://zotero.org/users/1913249/items/2CFTQGHS&quot;,[&quot;http://zotero.org/users/1913249/items/2CFTQGHS&quot;]],&quot;itemData&quot;:{&quot;id&quot;:8577,&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YcH9NzRDPb"/>.</text:p>
      <text:p text:style-name="Text_20_body">It has been adopted by the area of computing is one used in a recent book on coding by Bers <text:reference-mark-start text:name="ZOTERO_ITEM CSL_CITATION {&quot;citationID&quot;:&quot;sllripdc&quot;,&quot;properties&quot;:{&quot;formattedCitation&quot;:&quot;(Bers, 2021)&quot;,&quot;plainCitation&quot;:&quot;(Bers, 2021)&quot;,&quot;noteIndex&quot;:0},&quot;citationItems&quot;:[{&quot;id&quot;:8572,&quot;uris&quot;:[&quot;http://zotero.org/users/1913249/items/4DXHZWQI&quot;,[&quot;http://zotero.org/users/1913249/items/4DXHZWQI&quot;]],&quot;itemData&quot;:{&quot;id&quot;:8572,&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Uy2TlwN7Zk"/>(Bers, 2021)<text:reference-mark-end text:name="ZOTERO_ITEM CSL_CITATION {&quot;citationID&quot;:&quot;sllripdc&quot;,&quot;properties&quot;:{&quot;formattedCitation&quot;:&quot;(Bers, 2021)&quot;,&quot;plainCitation&quot;:&quot;(Bers, 2021)&quot;,&quot;noteIndex&quot;:0},&quot;citationItems&quot;:[{&quot;id&quot;:8572,&quot;uris&quot;:[&quot;http://zotero.org/users/1913249/items/4DXHZWQI&quot;,[&quot;http://zotero.org/users/1913249/items/4DXHZWQI&quot;]],&quot;itemData&quot;:{&quot;id&quot;:8572,&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Uy2TlwN7Zk"/>.</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text:soft-page-break/>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NOTE THIS IS NOT REALLY USED IN DATA - thus make minimal - OR MOVE - IN DESIGN? PROBABLY JUST REFERENCE REALLY BRIEFLY AND PICK UP IN DESIGN</text:p>
      <text:p text:style-name="Text_20_body">OR DROP TOTALLY! eg.</text:p>
      <text:p text:style-name="Text_20_body">I was interested in the question what could coding based on the different game elements that are being added to the game serves to illustrate.</text:p>
      <text:p text:style-name="Text_20_body">The process of learning game making through deepening your knowledge of game elements is explored by Schell <text:reference-mark-start text:name="ZOTERO_ITEM CSL_CITATION {&quot;citationID&quot;:&quot;ytdankfl&quot;,&quot;properties&quot;:{&quot;formattedCitation&quot;:&quot;(2008)&quot;,&quot;plainCitation&quot;:&quot;(2008)&quot;,&quot;noteIndex&quot;:0},&quot;citationItems&quot;:[{&quot;id&quot;:2747,&quot;uris&quot;:[&quot;http://zotero.org/users/1913249/items/EWXFXEGC&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o5SlIZXdOG"/>(2008)<text:reference-mark-end text:name="ZOTERO_ITEM CSL_CITATION {&quot;citationID&quot;:&quot;ytdankfl&quot;,&quot;properties&quot;:{&quot;formattedCitation&quot;:&quot;(2008)&quot;,&quot;plainCitation&quot;:&quot;(2008)&quot;,&quot;noteIndex&quot;:0},&quot;citationItems&quot;:[{&quot;id&quot;:2747,&quot;uris&quot;:[&quot;http://zotero.org/users/1913249/items/EWXFXEGC&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o5SlIZXdOG"/>.</text:p>
      <text:p text:style-name="Text_20_body">As way of coding initially I considered the MDA framework for the simplicity and the focus on the user experience being taken into account.</text:p>
      <text:list xml:id="list3084052329" text:style-name="L38">
        <text:list-item>
          <text:p text:style-name="P42">mechanics</text:p>
        </text:list-item>
        <text:list-item>
          <text:p text:style-name="P42">aesthetics</text:p>
        </text:list-item>
        <text:list-item>
          <text:p text:style-name="P42">dynamics</text:p>
        </text:list-item>
      </text:list>
      <text:p text:style-name="First_20_paragraph">Finally I adapted this framework to match the one use for documentation.</text:p>
      <text:list xml:id="list3133332167" text:style-name="L39">
        <text:list-item>
          <text:p text:style-name="P43">Game mechanics</text:p>
        </text:list-item>
        <text:list-item>
          <text:p text:style-name="P43">Game Challenge</text:p>
        </text:list-item>
        <text:list-item>
          <text:p text:style-name="P43">Game Space</text:p>
        </text:list-item>
        <text:list-item>
          <text:p text:style-name="P43">Game Polish (aesthetics)</text:p>
        </text:list-item>
      </text:list>
      <text:p text:style-name="First_20_paragraph">This had the following limits.</text:p>
      <text:list xml:id="list865715915" text:style-name="L40">
        <text:list-item>
          <text:p text:style-name="P44">didn’t really add much to</text:p>
        </text:list-item>
        <text:list-item>
          <text:p text:style-name="P44">in someways the division was arbitrary</text:p>
        </text:list-item>
      </text:list>
      <text:p text:style-name="First_20_paragraph">Also, while helpful in preparing resources as a navigational framework, as explored in chapters four and five, the coding to participant engagement with creating different areas of game elements / design pattern, it did not yield particularly interesting insights in itself. However, in coding I noted the use of the game design patterns as mediational strategies which overlapped with the</text:p>
      <text:h text:style-name="Heading_20_3" text:outline-level="3"><text:bookmark-start text:name="stage-two-revised-coding-schema-and-process"/>Stage two: revised coding schema and process<text:bookmark-end text:name="stage-two-revised-coding-schema-and-process"/></text:h>
      <text:p text:style-name="First_20_paragraph">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text:soft-page-break/>Instead, an area that was more targetted emerged from these areas.</text:p>
      <text:p text:style-name="Text_20_body"/>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xml:id="list3458076984" text:style-name="L41">
        <text:list-item>
          <text:p text:style-name="P45">learners developing agency through personal expression of home and other Identities</text:p>
        </text:list-item>
        <text:list-item>
          <text:p text:style-name="P45">agency through choice over pathway via GDPS</text:p>
        </text:list-item>
        <text:list-item>
          <text:p text:style-name="P45">agency through flexible design cycle pathways, especially via community playtesting</text:p>
        </text:list-item>
        <text:list-item>
          <text:p text:style-name="P45">developing agency through celebration of different game maker styles</text:p>
        </text:list-item>
        <text:list-item>
          <text:p text:style-name="P45">authenticity of tool use, especially docs and access to Community</text:p>
        </text:list-item>
        <text:list-item>
          <text:p text:style-name="P45">authenticity of audience - and role of drama to facilitate reflection</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p text:style-name="Text_20_body">This ended up being the most useful - allowing different uses of GDPs to emerge from the process.</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text:soft-page-break/>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xml:id="list2289267742" text:style-name="L42">
        <text:list-item>
          <text:p text:style-name="P46">More than one iteration.</text:p>
        </text:list-item>
        <text:list-item>
          <text:p text:style-name="P46">In different settings</text:p>
        </text:list-item>
        <text:list-item>
          <text:p text:style-name="P46">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xml:id="list258714736" text:style-name="L43">
        <text:list-item>
          <text:p text:style-name="P47"><text:soft-page-break/>Computation thinking &amp; systems thinking</text:p>
        </text:list-item>
        <text:list-item>
          <text:p text:style-name="P47">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xml:id="list1988984012" text:style-name="L44">
        <text:list-item>
          <text:p text:style-name="P48">What pedagogical tools and processes are available to support novices to overcome barriers to game coding and design?</text:p>
        </text:list-item>
        <text:list-item>
          <text:p text:style-name="P48">How can learners build agency in an evolving community of game makers?</text:p>
        </text:list-item>
        <text:list-item>
          <text:p text:style-name="P48">How can game design patterns support the development of coding practices with novices?</text:p>
        </text:list-item>
      </text:list>
      <text:p text:style-name="P2">RQ1</text:p>
      <text:list xml:id="list118454420" text:style-name="L45">
        <text:list-item>
          <text:p text:style-name="P49">Both barriers and tools / processes are explored in the literature review</text:p>
        </text:list-item>
        <text:list-item>
          <text:p text:style-name="P49">Interviews with practitioners in chapter 4 guided the design in broad principles.</text:p>
        </text:list-item>
        <text:list-item>
          <text:p text:style-name="P49">Barriers are explored in chapter 4 on evolution of the design</text:p>
        </text:list-item>
        <text:list-item>
          <text:p text:style-name="P49">Tools and processes in results chapters 5 and 6.</text:p>
        </text:list-item>
      </text:list>
      <text:p text:style-name="P2">RQ2</text:p>
      <text:list xml:id="list3462095604" text:style-name="L46">
        <text:list-item>
          <text:p text:style-name="P50">Interviews with participants some informal and some formal instructed directly adaptations to design</text:p>
        </text:list-item>
        <text:list-item>
          <text:p text:style-name="P50">Analysis of video data</text:p>
        </text:list-item>
      </text:list>
      <text:p text:style-name="P2">RQ3</text:p>
      <text:list xml:id="list2404180049" text:style-name="L47">
        <text:list-item>
          <text:p text:style-name="P51">Interviews with participants some informal and some formal instructed directly adaptations to design</text:p>
        </text:list-item>
        <text:list-item>
          <text:p text:style-name="P51">Analysis of video data</text:p>
        </text:list-item>
      </text:list>
      <text:h text:style-name="Heading_20_2" text:outline-level="2"><text:bookmark-start text:name="discussion-on-methodology"/><text:soft-page-break/>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rxwbbney&quot;,&quot;properties&quot;:{&quot;formattedCitation&quot;:&quot;(Barab et al., 2019)&quot;,&quot;plainCitation&quot;:&quot;(Barab et al., 2019)&quot;,&quot;noteIndex&quot;:0},&quot;citationItems&quot;:[{&quot;id&quot;:9233,&quot;uris&quot;:[&quot;http://zotero.org/users/1913249/items/BU69FYN2&quot;,[&quot;http://zotero.org/users/1913249/items/BU69FYN2&quot;]],&quot;itemData&quot;:{&quot;id&quot;:923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eCGXl2JkZ"/>(Barab et al., 2019)<text:reference-mark-end text:name="ZOTERO_ITEM CSL_CITATION {&quot;citationID&quot;:&quot;rxwbbney&quot;,&quot;properties&quot;:{&quot;formattedCitation&quot;:&quot;(Barab et al., 2019)&quot;,&quot;plainCitation&quot;:&quot;(Barab et al., 2019)&quot;,&quot;noteIndex&quot;:0},&quot;citationItems&quot;:[{&quot;id&quot;:9233,&quot;uris&quot;:[&quot;http://zotero.org/users/1913249/items/BU69FYN2&quot;,[&quot;http://zotero.org/users/1913249/items/BU69FYN2&quot;]],&quot;itemData&quot;:{&quot;id&quot;:923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eCGXl2JkZ"/>.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29">Practical factors</text:p>
      <text:p text:style-name="Text_20_body">Key contextual factors have facilitated and shaped development of the research design including:</text:p>
      <text:list xml:id="list1198363192" text:style-name="L48">
        <text:list-item>
          <text:p text:style-name="P52">Impact of research practicalities</text:p>
        </text:list-item>
        <text:list-item>
          <text:p text:style-name="P52">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text:soft-page-break/>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3">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fujjcvkt&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oe7d3VsYHg"/>(Patterson et al., 2019)<text:reference-mark-end text:name="ZOTERO_ITEM CSL_CITATION {&quot;citationID&quot;:&quot;fujjcvkt&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oe7d3VsYHg"/>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text:soft-page-break/>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atpddfuv&quot;,&quot;properties&quot;:{&quot;formattedCitation&quot;:&quot;(Iivari and Kuutti, 2017; Iversen et al., 2018)&quot;,&quot;plainCitation&quot;:&quot;(Iivari and Kuutti, 2017; Iversen et al., 2018)&quot;,&quot;noteIndex&quot;:0},&quot;citationItems&quot;:[{&quot;id&quot;:7602,&quot;uris&quot;:[&quot;http://zotero.org/users/1913249/items/AWU8XACQ&quot;,[&quot;http://zotero.org/users/1913249/items/AWU8XACQ&quot;]],&quot;itemData&quot;:{&quot;id&quot;:7602,&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607,&quot;uris&quot;:[&quot;http://zotero.org/users/1913249/items/H2C77ZKN&quot;,[&quot;http://zotero.org/users/1913249/items/H2C77ZKN&quot;]],&quot;itemData&quot;:{&quot;id&quot;:960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H9CBIAyaZ1"/>(Iivari and Kuutti, 2017; Iversen et al., 2018)<text:reference-mark-end text:name="ZOTERO_ITEM CSL_CITATION {&quot;citationID&quot;:&quot;atpddfuv&quot;,&quot;properties&quot;:{&quot;formattedCitation&quot;:&quot;(Iivari and Kuutti, 2017; Iversen et al., 2018)&quot;,&quot;plainCitation&quot;:&quot;(Iivari and Kuutti, 2017; Iversen et al., 2018)&quot;,&quot;noteIndex&quot;:0},&quot;citationItems&quot;:[{&quot;id&quot;:7602,&quot;uris&quot;:[&quot;http://zotero.org/users/1913249/items/AWU8XACQ&quot;,[&quot;http://zotero.org/users/1913249/items/AWU8XACQ&quot;]],&quot;itemData&quot;:{&quot;id&quot;:7602,&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607,&quot;uris&quot;:[&quot;http://zotero.org/users/1913249/items/H2C77ZKN&quot;,[&quot;http://zotero.org/users/1913249/items/H2C77ZKN&quot;]],&quot;itemData&quot;:{&quot;id&quot;:960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H9CBIAyaZ1"/>, design-based approaches <text:reference-mark-start text:name="ZOTERO_ITEM CSL_CITATION {&quot;citationID&quot;:&quot;hryfnuyd&quot;,&quot;properties&quot;:{&quot;formattedCitation&quot;:&quot;(Barab and Squire, 2004; Papavlasopoulou et al., 2019)&quot;,&quot;plainCitation&quot;:&quot;(Barab and Squire, 2004; Papavlasopoulou et al., 2019)&quot;,&quot;noteIndex&quot;:0},&quot;citationItems&quot;:[{&quot;id&quot;:9294,&quot;uris&quot;:[&quot;http://zotero.org/users/1913249/items/RLHV7FWT&quot;,[&quot;http://zotero.org/users/1913249/items/RLHV7FWT&quot;]],&quot;itemData&quot;:{&quot;id&quot;:9294,&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volume&quot;:&quot;99&quot;,&quot;author&quot;:[{&quot;family&quot;:&quot;Papavlasopoulou&quot;,&quot;given&quot;:&quot;Sofia&quot;},{&quot;family&quot;:&quot;Giannakos&quot;,&quot;given&quot;:&quot;Michail N.&quot;},{&quot;family&quot;:&quot;Jaccheri&quot;,&quot;given&quot;:&quot;Letizia&quot;}],&quot;issued&quot;:{&quot;date-parts&quot;:[[&quot;2019&quot;,10,1]]},&quot;citation-key&quot;:&quot;papavlasopoulou_exploring_2019&quot;},&quot;prefix&quot;:&quot;&quot;,&quot;suffix&quot;:&quot;&quot;},{&quot;id&quot;:2424,&quot;uris&quot;:[&quot;http://zotero.org/users/1913249/items/4AWFP7ZD&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WQTtuRaOA2"/>(Barab and Squire, 2004; Papavlasopoulou et al., 2019)<text:reference-mark-end text:name="ZOTERO_ITEM CSL_CITATION {&quot;citationID&quot;:&quot;hryfnuyd&quot;,&quot;properties&quot;:{&quot;formattedCitation&quot;:&quot;(Barab and Squire, 2004; Papavlasopoulou et al., 2019)&quot;,&quot;plainCitation&quot;:&quot;(Barab and Squire, 2004; Papavlasopoulou et al., 2019)&quot;,&quot;noteIndex&quot;:0},&quot;citationItems&quot;:[{&quot;id&quot;:9294,&quot;uris&quot;:[&quot;http://zotero.org/users/1913249/items/RLHV7FWT&quot;,[&quot;http://zotero.org/users/1913249/items/RLHV7FWT&quot;]],&quot;itemData&quot;:{&quot;id&quot;:9294,&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volume&quot;:&quot;99&quot;,&quot;author&quot;:[{&quot;family&quot;:&quot;Papavlasopoulou&quot;,&quot;given&quot;:&quot;Sofia&quot;},{&quot;family&quot;:&quot;Giannakos&quot;,&quot;given&quot;:&quot;Michail N.&quot;},{&quot;family&quot;:&quot;Jaccheri&quot;,&quot;given&quot;:&quot;Letizia&quot;}],&quot;issued&quot;:{&quot;date-parts&quot;:[[&quot;2019&quot;,10,1]]},&quot;citation-key&quot;:&quot;papavlasopoulou_exploring_2019&quot;},&quot;prefix&quot;:&quot;&quot;,&quot;suffix&quot;:&quot;&quot;},{&quot;id&quot;:2424,&quot;uris&quot;:[&quot;http://zotero.org/users/1913249/items/4AWFP7ZD&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WQTtuRaOA2"/> and formative interventions <text:reference-mark-start text:name="ZOTERO_ITEM CSL_CITATION {&quot;citationID&quot;:&quot;apqtuhbw&quot;,&quot;properties&quot;:{&quot;formattedCitation&quot;:&quot;(Cole, 2006; Blunden, 2023)&quot;,&quot;plainCitation&quot;:&quot;(Cole, 2006; Blunden, 2023)&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604,&quot;uris&quot;:[&quot;http://zotero.org/users/1913249/items/AE8ICDCS&quot;,[&quot;http://zotero.org/users/1913249/items/AE8ICDCS&quot;]],&quot;itemData&quot;:{&quot;id&quot;:9604,&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S9dUAV2y5"/>(Cole, 2006; Blunden, 2023)<text:reference-mark-end text:name="ZOTERO_ITEM CSL_CITATION {&quot;citationID&quot;:&quot;apqtuhbw&quot;,&quot;properties&quot;:{&quot;formattedCitation&quot;:&quot;(Cole, 2006; Blunden, 2023)&quot;,&quot;plainCitation&quot;:&quot;(Cole, 2006; Blunden, 2023)&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604,&quot;uris&quot;:[&quot;http://zotero.org/users/1913249/items/AE8ICDCS&quot;,[&quot;http://zotero.org/users/1913249/items/AE8ICDCS&quot;]],&quot;itemData&quot;:{&quot;id&quot;:9604,&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S9dUAV2y5"/>.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cutkjkhp&quot;,&quot;properties&quot;:{&quot;formattedCitation&quot;:&quot;(Cole, 2006)&quot;,&quot;plainCitation&quot;:&quot;(Cole, 2006)&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ryesHWgPPi"/>(Cole, 2006)<text:reference-mark-end text:name="ZOTERO_ITEM CSL_CITATION {&quot;citationID&quot;:&quot;cutkjkhp&quot;,&quot;properties&quot;:{&quot;formattedCitation&quot;:&quot;(Cole, 2006)&quot;,&quot;plainCitation&quot;:&quot;(Cole, 2006)&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ryesHWgPPi"/>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ext:soft-page-break/>Transition to next Chapter<text:bookmark-end text:name="transition-to-next-chapter"/></text:h>
      <text:p text:style-name="First_20_paragraph">If needed.</text:p>
      <text:section text:style-name="Sect1" text:name="ZOTERO_BIBL {&quot;uncited&quot;:[],&quot;omitted&quot;:[],&quot;custom&quot;:[]} CSL_BIBLIOGRAPHY RNDEmsgoAQDtq">
        <text:p text:style-name="Bibliography_20_1">Aagaard, T., Bueie, A. and Hjukse, H. (2022) ‘Teacher educator in a digital age: A study of transformative agency.’ <text:span text:style-name="T2">Nordic Journal of Digital Literacy</text:span>, 17(1) pp. 31–45.</text:p>
        <text:p text:style-name="Bibliography_20_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Bibliography_20_1">Barab, S. A., Barnett, M. and Squire, K. (2002) ‘Developing an Empirical Account of a Community of Practice: Characterizing the Essential Tensions.’ <text:span text:style-name="T2">Journal of the Learning Sciences</text:span>, 11(4) pp. 489–542.</text:p>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Barab, S., Arici, A., Aguilera, E. and Dutchin, K. (2019) ‘Ecosystem Empowerment.’ <text:span text:style-name="T2">In</text:span> Barnett, R. and Jackson, N. (eds) <text:span text:style-name="T2">Ecologies for Learning and Practice</text:span>. 1st ed., Abingdon, Oxon ; New York, NY : Routledge, 2020.: Routledge, pp. 129–145.</text:p>
        <text:p text:style-name="Bibliography_20_1">Barab, S. and Squire, K. (2004) ‘Design-based research: putting a stake in the ground.’ <text:span text:style-name="T2">Journal of the Learning Sciences</text:span>, 13(1) pp. 1–14.</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ers, M. U. (2021) <text:span text:style-name="T2">Coding as a playground: programming and computational thinking in the early childhood classroom</text:span>. Second edition, New York, NY: Routledge.</text:p>
        <text:p text:style-name="Bibliography_20_1">Blunden, A. (2010) <text:span text:style-name="T2">An Interdisciplinary Theory of Activity</text:span>. Leiden; Boston: Brill Academic Publishers.</text:p>
        <text:p text:style-name="Bibliography_20_1">Blunden, A. (ed.) (2014) <text:span text:style-name="T2">Collaborative projects: an interdisciplinary study</text:span>. Leiden ; Boston: Brill (Studies in critical social sciences, volume 66).</text:p>
        <text:p text:style-name="Bibliography_20_1">Blunden, A. (2023) ‘Formative Interventions.’ <text:span text:style-name="T2">In</text:span> <text:span text:style-name="T2">Activity Theory</text:span>. Brill. Activity Theory, pp. 181–191.</text:p>
        <text:p text:style-name="Bibliography_20_1">Brown, K. and Cole, M. (2008) ‘Cultural Historical Activity Theory and the Expansion of Opportunities for Learning After School.’ <text:span text:style-name="T2">In</text:span> <text:span text:style-name="T2">Learning for Life in the 21st Century: Sociocultural Perspectives on the Future of Education</text:span>. Blackwell Publishing Ltd, pp. 225–238.</text:p>
        <text:p text:style-name="Bibliography_20_1">Cakir, H. I., Bal, A., Engeström, Y. and Sannino, A. (2022) ‘Contradictions as an entry into <text:soft-page-break/>inclusive systemic design: Addressing racial disparities in the discipline at an urban middle school.’ <text:span text:style-name="T2">Learning, Culture and Social Interaction</text:span>, 35, August, p. 100641.</text:p>
        <text:p text:style-name="Bibliography_20_1">Cole, M. (2006) <text:span text:style-name="T2">The fifth dimension: an after-school program built on diversity</text:span>. New York: Russell Sage.</text:p>
        <text:p text:style-name="Bibliography_20_1">Cole, M. and Packer, M. (2016) ‘Design-Based Intervention Research as the Science of the Doubly Artificial.’ <text:span text:style-name="T2">Journal of the Learning Sciences</text:span>. Routledge, 25(4) pp. 503–530.</text:p>
        <text:p text:style-name="Bibliography_20_1">Denner, J., Werner, L., Campe, S. and Ortiz, E. (2014) ‘Using game mechanics to measure what students learn from programming games.’ <text:span text:style-name="T2">International Journal of Game-Based Learning (IJGBL)</text:span>, 4(3) pp. 13–22.</text:p>
        <text:p text:style-name="Bibliography_20_1">Downing-Wilson, D., Lecusay, R. and Cole, M. (2011) ‘Design experimentation and mutual appropriation: Two strategies for university/community collaborative after-school interventions.’ <text:span text:style-name="T2">Theory &amp; Psychology</text:span>, 21(5) pp. 656–680.</text:p>
        <text:p text:style-name="Bibliography_20_1">Easterday, M. W., Lewis, D. R. and Gerber, E. M. (2014) ‘Design-based research process: problems, phases, and applications.’ <text:span text:style-name="T2">Proceedings of International Conference of the Learning Sciences, ICLS</text:span>. Boulder, CO: International Society of the Learning Sciences, 1(January) pp. 317–324.</text:p>
        <text:p text:style-name="Bibliography_20_1">Engeström, Y. (2001) ‘Expansive Learning at Work: Toward an activity theoretical reconceptualization.’ <text:span text:style-name="T2">Journal of Education and Work</text:span>, 14(1) pp. 133–156.</text:p>
        <text:p text:style-name="Bibliography_20_1">Engeström, Y. (2007) ‘Putting Vygotsky to work: The change laboratory as an application of double stimulation.’ <text:span text:style-name="T2">In</text:span> <text:span text:style-name="T2">The cambridge companion to Vygotsky</text:span>. Cambridge University Press.</text:p>
        <text:p text:style-name="Bibliography_20_1">Engeström, Y. (2009) ‘From learning environments and implementation to activity systems and expansive learning.’</text:p>
        <text:p text:style-name="Bibliography_20_1">Engeström, Y. (2011) ‘From design experiments to formative interventions.’ <text:span text:style-name="T2">Theory &amp; Psychology</text:span>, 21(5) pp. 598–628.</text:p>
        <text:p text:style-name="Bibliography_20_1">Engeström, Y., Rantavuori, J. and Kerosuo, H. (2013) ‘Expansive Learning in a Library: Actions, Cycles and Deviations from Instructional Intentions.’ <text:span text:style-name="T2">Vocations and Learning</text:span>, 6(1) pp. 81–106.</text:p>
        <text:p text:style-name="Bibliography_20_1">Engeström, Y. and Sannino, A. (2011) ‘Discursive manifestations of contradictions in organizational change efforts: A methodological framework.’ <text:span text:style-name="T2">Journal of Organizational Change Management</text:span>. Emerald Group Publishing Limited, 24(3) pp. 368–387.</text:p>
        <text:p text:style-name="Bibliography_20_1">Engeström, Y., Sannino, A. and Virkkunen, J. (2014) ‘On the Methodological Demands of Formative Interventions.’ <text:span text:style-name="T2">Mind, Culture, and Activity</text:span>, 21(2) pp. 118–128.</text:p>
        <text:p text:style-name="Bibliography_20_1">Hester, K. and Cunningham, C. (2007) ‘Engineering is elementary: An engineering and technology curriculum for children.’ <text:span text:style-name="T2">ASEE Annual Conference and Exposition, Conference </text:span><text:soft-page-break/><text:span text:style-name="T2">Proceedings</text:span>, January.</text:p>
        <text:p text:style-name="Bibliography_20_1">Hopwood, N. (2022) ‘Agency in cultural-historical activity theory: strengthening commitment to social transformation.’ <text:span text:style-name="T2">Mind, Culture, and Activity</text:span>. Routledge, 29(2) pp. 108–122.</text:p>
        <text:p text:style-name="Bibliography_20_1">Iivari, N. and Kuutti, K. (2017) ‘Critical Design Research and Information Technology: Searching for Empowering Design.’ <text:span text:style-name="T2">In</text:span> <text:span text:style-name="T2">Proceedings of the 2017 Conference on Designing Interactive Systems</text:span>. New York, NY, USA: Association for Computing Machinery (DIS ’17), pp. 983–993.</text:p>
        <text:p text:style-name="Bibliography_20_1">Isaac, G., Barma, S. and Romero, M. (2021) ‘Cultural historical activity theory, double stimulation, and conflicts of motives in education science: Where have we been? (2012-2021).’ <text:span text:style-name="T2">Revue internationale du CRIRES : innover dans la tradition de Vygotsky / CRI_SAS international Journal: Vygotsky’s Heritage: Innovation in Education</text:span>. Centre de recherche et d’intervention sur la réussite scolaire, 5(2) pp. 86–94.</text:p>
        <text:p text:style-name="Bibliography_20_1">Iversen, O. S., Smith, R. C. and Dindler, C. (2018) ‘From computational thinking to computational empowerment: a 21<text:span text:style-name="T4">st</text:span> century PD agenda.’ <text:span text:style-name="T2">In</text:span> <text:span text:style-name="T2">Proceedings of the 15th Participatory Design Conference: Full Papers - Volume 1</text:span>. New York, NY, USA: Association for Computing Machinery (PDC ’18), pp. 1–11.</text:p>
        <text:p text:style-name="Bibliography_20_1">Kamanga, R. and Alexander, P. M. (2021) ‘Contradictions and strengths in activity systems: Enhancing insights into human activity in IS adoption research.’ <text:span text:style-name="T2">THE ELECTRONIC JOURNAL OF INFORMATION SYSTEMS IN DEVELOPING COUNTRIES</text:span>, 87(1) p. e12149.</text:p>
        <text:p text:style-name="Bibliography_20_1">Kaptelinin, V. and Nardi, B. (2012) ‘Affordances in HCI: toward a mediated action perspective.’ <text:span text:style-name="T2">In</text:span> <text:span text:style-name="T2">Proceedings of the SIGCHI Conference on Human Factors in Computing Systems</text:span>. New York, NY, USA: Association for Computing Machinery (CHI ’12), pp. 967–976.</text:p>
        <text:p text:style-name="Bibliography_20_1">Karanasios, S., Nardi, B., Spinuzzi, C. and Malaurent, J. (2021) ‘Moving Forward with Activity Theory in a Digital World.’ <text:span text:style-name="T2">Mind Culture and Activity</text:span>, 28, April.</text:p>
        <text:p text:style-name="Bibliography_20_1">Karanasios, S., Riisla, K. and Simeonova, B. (2017) ‘Exploring the use of contradictions and tensions in activity theory studies: an interdisciplinary review.’ <text:span text:style-name="T2">In</text:span>. Copenhagen: The Good Organization.</text:p>
        <text:p text:style-name="Bibliography_20_1">Kuutti, K. (1995) ‘Activity Theory as a potential framework for human- computer interaction research’ p. 19.</text:p>
        <text:p text:style-name="Bibliography_20_1">Leontiev, A. N. (2009) ‘Activity and Consciousness.’ <text:span text:style-name="T2">Revista Dialectus</text:span>, (4).</text:p>
        <text:p text:style-name="Bibliography_20_1">Mascolo, M. (2009) ‘Beyond Student-Centered and Teacher-Centered Pedagogy: Teaching and Learning as Guided Participation.’ <text:span text:style-name="T2">Pedagogy and the Human Sciences</text:span>, 1(1) pp. 3–27.</text:p>
        <text:p text:style-name="Bibliography_20_1">Moll, L. C., Amanti, C., Neff, D. and Gonzalez, N. (1992) ‘Funds of knowledge for teaching: using a qualitative approach to connect homes and classrooms.’ <text:span text:style-name="T2">Theory into Practice</text:span>, 31(2,) pp. <text:soft-page-break/>132–141.</text:p>
        <text:p text:style-name="Bibliography_20_1">Morcom, V. (2014) ‘Scaffolding social and emotional learning in an elementary classroom community: A sociocultural perspective.’ <text:span text:style-name="T2">International Journal of Educational Research</text:span>, 67 pp. 18–29.</text:p>
        <text:p text:style-name="Bibliography_20_1">O’Neill, D. K. (2016) ‘Understanding Design Research–Practice Partnerships in Context and Time: Why Learning Sciences Scholars Should Learn From Cultural-Historical Activity Theory Approaches to Design-Based Research.’ <text:span text:style-name="T2">Journal of the Learning Sciences</text:span>. Routledge, 25(4) pp. 497–502.</text:p>
        <text:p text:style-name="Bibliography_20_1">Papavlasopoulou, S., Giannakos, M. N. and Jaccheri, L. (2019) ‘Exploring children’s learning experience in constructionism-based coding activities through design-based research.’ <text:span text:style-name="T2">Computers in Human Behavior</text:span>, 99, October, pp. 415–427.</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enuel, W. R. (2014) ‘Emerging Forms of Formative Intervention Research in Education.’ <text:span text:style-name="T2">Mind, Culture, and Activity</text:span>. Routledge, 21(2) pp. 97–117.</text:p>
        <text:p text:style-name="Bibliography_20_1">Picton, I., Clark, C. and Judge, T. (2020) <text:span text:style-name="T2">Video game playing and literacy: a survey of young people aged 11 to 16</text:span>. National Literacy Trust, p. 31.</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Sannino, A. (2015) ‘The principle of double stimulation: A path to volitional action.’ <text:span text:style-name="T2">Learning, Culture and Social Interaction</text:span>, 6, September, pp. 1–15.</text:p>
        <text:p text:style-name="Bibliography_20_1">Sannino, A. and Engeström, Y. (2018) ‘Cultural-historical activity theory: founding insights and new challenges.’ <text:span text:style-name="T2">Cultural-Historical Psychology</text:span>, 14(3) pp. 43–56.</text:p>
        <text:p text:style-name="Bibliography_20_1">Sannino, A., Engeström, Y. and Lemos, M. (2016) ‘Formative Interventions for Expansive Learning and Transformative Agency.’ <text:span text:style-name="T2">Journal of the Learning Sciences</text:span>, 25(4) pp. 599–633.</text:p>
        <text:p text:style-name="Bibliography_20_1">Schell, J. (2008) <text:span text:style-name="T2">The Art of Game Design: A book of lenses</text:span>. 1 edition, Amsterdam ; Boston: CRC Press.</text:p>
        <text:p text:style-name="Bibliography_20_1">Syukri, M., Halim, L., Mohtar, L. E. and Soewarno, S. (2018) ‘The Impact of Engineering Design Process in Teaching and Learning to Enhance Studentsâ€<text:span text:style-name="T4">TM</text:span> Science Problem-Solving Skills.’ <text:span text:style-name="T2">Jurnal Pendidikan IPA Indonesia</text:span>, 7(1) pp. 66–75.</text:p>
        <text:p text:style-name="Bibliography_20_1">Wi̇Narno, N. (2020) ‘The Steps of the Engineering Design Process (EDP) in Science Education: <text:soft-page-break/>A Meta-Analysis.’ <text:span text:style-name="T2">Journal for the Education of Gifted Young Scientists</text:span>, October.</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3. Methodology</dc:title>
    <dc:description/>
    <dc:subject/>
    <meta:keyword/>
    <meta:initial-creator/>
    <dc:creator>Mick Chesterman</dc:creator>
    <meta:creation-date>2024-05-08T13:17:01Z</meta:creation-date>
    <dc:date>2024-05-08T15:03:37.045082430</dc:date>
    <meta:editing-duration>PT35M47S</meta:editing-duration>
    <meta:editing-cycles>1</meta:editing-cycles>
    <meta:document-statistic meta:table-count="0" meta:image-count="0" meta:object-count="0" meta:page-count="29" meta:paragraph-count="505" meta:word-count="10313" meta:character-count="66140" meta:non-whitespace-character-count="56502"/>
    <meta:user-defined meta:name="ZOTERO_PREF_1">&lt;data data-version="3" zotero-version="6.0.35"&gt;&lt;session id="IUKV8V60"/&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